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padding="0.097cm" fo:border="none"/>
    </style:style>
    <style:style style:name="Table2" style:family="table">
      <style:table-properties style:width="17.111cm" fo:margin-left="0cm" table:align="left"/>
    </style:style>
    <style:style style:name="Table2.A" style:family="table-column">
      <style:table-column-properties style:column-width="3.385cm"/>
    </style:style>
    <style:style style:name="Table2.B" style:family="table-column">
      <style:table-column-properties style:column-width="3.388cm"/>
    </style:style>
    <style:style style:name="Table2.C" style:family="table-column">
      <style:table-column-properties style:column-width="3.387cm"/>
    </style:style>
    <style:style style:name="Table2.D" style:family="table-column">
      <style:table-column-properties style:column-width="3.477cm"/>
    </style:style>
    <style:style style:name="Table2.E" style:family="table-column">
      <style:table-column-properties style:column-width="3.475cm"/>
    </style:style>
    <style:style style:name="Table2.A1" style:family="table-cell">
      <style:table-cell-properties fo:padding="0cm" fo:border="none" style:writing-mode="page"/>
    </style:style>
    <style:style style:name="Table3" style:family="table">
      <style:table-properties style:width="17.111cm" fo:margin-left="0cm" table:align="left"/>
    </style:style>
    <style:style style:name="Table3.A" style:family="table-column">
      <style:table-column-properties style:column-width="3.385cm"/>
    </style:style>
    <style:style style:name="Table3.B" style:family="table-column">
      <style:table-column-properties style:column-width="3.388cm"/>
    </style:style>
    <style:style style:name="Table3.C" style:family="table-column">
      <style:table-column-properties style:column-width="3.387cm"/>
    </style:style>
    <style:style style:name="Table3.D" style:family="table-column">
      <style:table-column-properties style:column-width="3.477cm"/>
    </style:style>
    <style:style style:name="Table3.E" style:family="table-column">
      <style:table-column-properties style:column-width="3.475cm"/>
    </style:style>
    <style:style style:name="Table3.A1" style:family="table-cell">
      <style:table-cell-properties fo:padding="0cm" fo:border="none" style:writing-mode="pag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writing-mode="page"/>
    </style:style>
    <style:style style:name="P1" style:family="paragraph" style:parent-style-name="Text_20_body">
      <style:text-properties style:font-name="Liberation Serif" fo:font-size="28pt" fo:language="fr" fo:country="FR" fo:font-weight="bold" officeooo:rsid="000803e7" officeooo:paragraph-rsid="000d3860" style:font-name-asian="Noto Sans CJK SC" style:font-size-asian="28pt" style:font-weight-asian="bold" style:font-name-complex="Lohit Devanagari" style:font-size-complex="28pt" style:font-weight-complex="bold"/>
    </style:style>
    <style:style style:name="P2" style:family="paragraph" style:parent-style-name="Text_20_body">
      <style:text-properties style:font-name="Liberation Serif" fo:language="fr" fo:country="FR" officeooo:paragraph-rsid="000d3860"/>
    </style:style>
    <style:style style:name="P3" style:family="paragraph" style:parent-style-name="Text_20_body">
      <style:paragraph-properties fo:text-align="justify" style:justify-single-word="false"/>
      <style:text-properties style:font-name="Liberation Serif" fo:language="fr" fo:country="FR" officeooo:rsid="0034b6e2" officeooo:paragraph-rsid="000d3860"/>
    </style:style>
    <style:style style:name="P4" style:family="paragraph" style:parent-style-name="Text_20_body">
      <style:paragraph-properties fo:text-align="justify" style:justify-single-word="false"/>
      <style:text-properties style:font-name="Liberation Serif" fo:language="fr" fo:country="FR" officeooo:rsid="0016ec2e" officeooo:paragraph-rsid="0016ec2e"/>
    </style:style>
    <style:style style:name="P5" style:family="paragraph" style:parent-style-name="Text_20_body">
      <style:paragraph-properties fo:text-align="justify" style:justify-single-word="false"/>
      <style:text-properties style:font-name="Liberation Serif" fo:language="fr" fo:country="FR" officeooo:rsid="0018bf2a" officeooo:paragraph-rsid="0016ec2e"/>
    </style:style>
    <style:style style:name="P6" style:family="paragraph" style:parent-style-name="Text_20_body">
      <style:paragraph-properties fo:text-align="justify" style:justify-single-word="false"/>
      <style:text-properties style:font-name="Liberation Serif" fo:language="fr" fo:country="FR" officeooo:rsid="0018bf2a" officeooo:paragraph-rsid="001b1362"/>
    </style:style>
    <style:style style:name="P7" style:family="paragraph" style:parent-style-name="Text_20_body">
      <style:paragraph-properties fo:text-align="justify" style:justify-single-word="false"/>
      <style:text-properties style:font-name="Liberation Serif" fo:language="fr" fo:country="FR" officeooo:rsid="0019d342" officeooo:paragraph-rsid="0019d342"/>
    </style:style>
    <style:style style:name="P8" style:family="paragraph" style:parent-style-name="Text_20_body">
      <style:paragraph-properties fo:text-align="justify" style:justify-single-word="false"/>
      <style:text-properties style:font-name="Liberation Serif" fo:language="fr" fo:country="FR" officeooo:rsid="001befe1" officeooo:paragraph-rsid="001befe1"/>
    </style:style>
    <style:style style:name="P9" style:family="paragraph" style:parent-style-name="Text_20_body">
      <style:paragraph-properties fo:text-align="justify" style:justify-single-word="false"/>
      <style:text-properties style:font-name="Liberation Serif" fo:language="fr" fo:country="FR" officeooo:rsid="002bcdab" officeooo:paragraph-rsid="00280018"/>
    </style:style>
    <style:style style:name="P10" style:family="paragraph" style:parent-style-name="Text_20_body">
      <style:paragraph-properties fo:text-align="justify" style:justify-single-word="false"/>
      <style:text-properties style:font-name="Liberation Serif" fo:language="fr" fo:country="FR" officeooo:rsid="00395b7b" officeooo:paragraph-rsid="00395b7b"/>
    </style:style>
    <style:style style:name="P11" style:family="paragraph" style:parent-style-name="Text_20_body">
      <style:paragraph-properties fo:text-align="justify" style:justify-single-word="false"/>
      <style:text-properties style:font-name="Liberation Serif" fo:language="fr" fo:country="FR" officeooo:rsid="003adce2" officeooo:paragraph-rsid="003adce2"/>
    </style:style>
    <style:style style:name="P12" style:family="paragraph" style:parent-style-name="Text_20_body">
      <style:paragraph-properties fo:text-align="justify" style:justify-single-word="false"/>
      <style:text-properties style:font-name="Liberation Serif" fo:language="fr" fo:country="FR" officeooo:rsid="001d133c" officeooo:paragraph-rsid="001bb22e"/>
    </style:style>
    <style:style style:name="P13" style:family="paragraph" style:parent-style-name="Text_20_body">
      <style:paragraph-properties fo:text-align="justify" style:justify-single-word="false"/>
      <style:text-properties style:font-name="Liberation Serif" fo:language="fr" fo:country="FR" officeooo:rsid="005d22b0" officeooo:paragraph-rsid="005d22b0"/>
    </style:style>
    <style:style style:name="P14" style:family="paragraph" style:parent-style-name="Text_20_body">
      <style:paragraph-properties fo:text-align="justify" style:justify-single-word="false"/>
      <style:text-properties style:font-name="Liberation Serif" fo:language="fr" fo:country="FR" officeooo:rsid="006c253a" officeooo:paragraph-rsid="0064c5bd"/>
    </style:style>
    <style:style style:name="P15" style:family="paragraph" style:parent-style-name="Text_20_body">
      <style:paragraph-properties fo:text-align="justify" style:justify-single-word="false"/>
      <style:text-properties style:font-name="Liberation Serif" fo:language="fr" fo:country="FR" officeooo:rsid="006546de" officeooo:paragraph-rsid="006546de"/>
    </style:style>
    <style:style style:name="P16" style:family="paragraph" style:parent-style-name="Text_20_body">
      <style:text-properties style:font-name="Liberation Serif" fo:font-size="14pt" fo:language="fr" fo:country="FR" officeooo:rsid="000803e7" officeooo:paragraph-rsid="000d3860" style:font-name-asian="Noto Sans CJK SC" style:font-size-asian="14pt" style:font-name-complex="Lohit Devanagari" style:font-size-complex="14pt"/>
    </style:style>
    <style:style style:name="P17" style:family="paragraph" style:parent-style-name="Text_20_body">
      <style:paragraph-properties fo:text-align="center" style:justify-single-word="false"/>
      <style:text-properties style:font-name="Liberation Serif" fo:font-size="14pt" fo:language="fr" fo:country="FR" officeooo:rsid="0009f105" officeooo:paragraph-rsid="000d3860" style:font-name-asian="Noto Sans CJK SC" style:font-size-asian="14pt" style:font-name-complex="Lohit Devanagari" style:font-size-complex="14pt"/>
    </style:style>
    <style:style style:name="P18" style:family="paragraph" style:parent-style-name="Text_20_body">
      <style:text-properties style:font-name="Liberation Serif" fo:font-size="16.1000003814697pt" fo:language="fr" fo:country="FR" fo:font-weight="bold" officeooo:rsid="0016ec2e" officeooo:paragraph-rsid="0016ec2e" style:font-name-asian="Noto Sans CJK SC" style:font-size-asian="16.1000003814697pt" style:font-weight-asian="bold" style:font-name-complex="Lohit Devanagari" style:font-size-complex="16.1000003814697pt" style:font-weight-complex="bold"/>
    </style:style>
    <style:style style:name="P19" style:family="paragraph" style:parent-style-name="Text_20_body">
      <style:paragraph-properties fo:text-align="start" style:justify-single-word="false"/>
      <style:text-properties fo:color="#000000" style:font-name="MathJax_Main" fo:font-size="14pt" fo:language="fr" fo:country="FR" officeooo:rsid="0012c897" officeooo:paragraph-rsid="000d3860" style:font-name-asian="Noto Sans CJK SC" style:font-size-asian="14pt" style:font-name-complex="Lohit Devanagari" style:font-size-complex="14pt"/>
    </style:style>
    <style:style style:name="P20" style:family="paragraph" style:parent-style-name="Text_20_body">
      <style:paragraph-properties fo:text-align="justify" style:justify-single-word="false"/>
      <style:text-properties fo:language="fr" fo:country="FR" officeooo:paragraph-rsid="001bb22e"/>
    </style:style>
    <style:style style:name="P21" style:family="paragraph" style:parent-style-name="Text_20_body">
      <style:paragraph-properties fo:text-align="justify" style:justify-single-word="false"/>
      <style:text-properties fo:language="fr" fo:country="FR" officeooo:paragraph-rsid="00152883"/>
    </style:style>
    <style:style style:name="P22" style:family="paragraph" style:parent-style-name="Text_20_body">
      <style:paragraph-properties fo:text-align="justify" style:justify-single-word="false"/>
      <style:text-properties fo:language="fr" fo:country="FR" officeooo:paragraph-rsid="002d9c9e"/>
    </style:style>
    <style:style style:name="P23" style:family="paragraph" style:parent-style-name="Text_20_body">
      <style:paragraph-properties fo:text-align="justify" style:justify-single-word="false"/>
      <style:text-properties fo:language="fr" fo:country="FR" officeooo:paragraph-rsid="003dfcf7"/>
    </style:style>
    <style:style style:name="P24" style:family="paragraph" style:parent-style-name="Text_20_body">
      <style:paragraph-properties fo:text-align="justify" style:justify-single-word="false"/>
      <style:text-properties fo:language="fr" fo:country="FR" officeooo:paragraph-rsid="00401a13"/>
    </style:style>
    <style:style style:name="P25" style:family="paragraph" style:parent-style-name="Text_20_body">
      <style:paragraph-properties fo:text-align="justify" style:justify-single-word="false"/>
      <style:text-properties fo:language="fr" fo:country="FR" officeooo:paragraph-rsid="001befe1"/>
    </style:style>
    <style:style style:name="P26" style:family="paragraph" style:parent-style-name="Text_20_body">
      <style:paragraph-properties fo:text-align="justify" style:justify-single-word="false"/>
      <style:text-properties fo:language="fr" fo:country="FR" officeooo:paragraph-rsid="00280018"/>
    </style:style>
    <style:style style:name="P27" style:family="paragraph" style:parent-style-name="Text_20_body">
      <style:paragraph-properties fo:text-align="justify" style:justify-single-word="false"/>
      <style:text-properties fo:language="fr" fo:country="FR" officeooo:paragraph-rsid="0031214f"/>
    </style:style>
    <style:style style:name="P28" style:family="paragraph" style:parent-style-name="Text_20_body">
      <style:paragraph-properties fo:text-align="justify" style:justify-single-word="false"/>
      <style:text-properties fo:language="fr" fo:country="FR" officeooo:paragraph-rsid="003adce2"/>
    </style:style>
    <style:style style:name="P29" style:family="paragraph" style:parent-style-name="Text_20_body">
      <style:paragraph-properties fo:text-align="justify" style:justify-single-word="false"/>
      <style:text-properties fo:language="fr" fo:country="FR" officeooo:paragraph-rsid="002e1f7e"/>
    </style:style>
    <style:style style:name="P30" style:family="paragraph" style:parent-style-name="Text_20_body">
      <style:paragraph-properties fo:text-align="justify" style:justify-single-word="false"/>
      <style:text-properties fo:language="fr" fo:country="FR" officeooo:paragraph-rsid="0016ec2e"/>
    </style:style>
    <style:style style:name="P31" style:family="paragraph" style:parent-style-name="Text_20_body">
      <style:paragraph-properties fo:text-align="justify" style:justify-single-word="false"/>
      <style:text-properties fo:language="fr" fo:country="FR" officeooo:paragraph-rsid="001b1362"/>
    </style:style>
    <style:style style:name="P32" style:family="paragraph" style:parent-style-name="Text_20_body">
      <style:paragraph-properties fo:text-align="justify" style:justify-single-word="false"/>
      <style:text-properties fo:language="fr" fo:country="FR" officeooo:paragraph-rsid="0064c5bd"/>
    </style:style>
    <style:style style:name="P33" style:family="paragraph" style:parent-style-name="Text_20_body">
      <style:paragraph-properties fo:text-align="justify" style:justify-single-word="false"/>
      <style:text-properties fo:language="fr" fo:country="FR" officeooo:rsid="0016ec2e" officeooo:paragraph-rsid="0016ec2e"/>
    </style:style>
    <style:style style:name="P34" style:family="paragraph" style:parent-style-name="Text_20_body">
      <style:paragraph-properties fo:text-align="justify" style:justify-single-word="false"/>
      <style:text-properties fo:language="fr" fo:country="FR" officeooo:rsid="0019d342" officeooo:paragraph-rsid="0019d342"/>
    </style:style>
    <style:style style:name="P35" style:family="paragraph" style:parent-style-name="Text_20_body">
      <style:paragraph-properties fo:text-align="justify" style:justify-single-word="false"/>
      <style:text-properties fo:language="fr" fo:country="FR" officeooo:rsid="0019d342" officeooo:paragraph-rsid="003c42ae"/>
    </style:style>
    <style:style style:name="P36" style:family="paragraph" style:parent-style-name="Text_20_body">
      <style:paragraph-properties fo:text-align="justify" style:justify-single-word="false"/>
      <style:text-properties fo:language="fr" fo:country="FR" fo:font-weight="bold" officeooo:rsid="0019d342" officeooo:paragraph-rsid="0019d342" style:font-weight-asian="bold" style:font-weight-complex="bold"/>
    </style:style>
    <style:style style:name="P37" style:family="paragraph" style:parent-style-name="Text_20_body">
      <style:paragraph-properties fo:text-align="justify" style:justify-single-word="false"/>
      <style:text-properties fo:language="fr" fo:country="FR" fo:font-style="normal" fo:font-weight="bold" officeooo:rsid="0019d342" officeooo:paragraph-rsid="0019d342" style:font-style-asian="normal" style:font-weight-asian="bold" style:font-style-complex="normal" style:font-weight-complex="bold"/>
    </style:style>
    <style:style style:name="P38" style:family="paragraph" style:parent-style-name="Text_20_body">
      <style:paragraph-properties fo:text-align="start" style:justify-single-word="false"/>
      <style:text-properties fo:language="fr" fo:country="FR" officeooo:paragraph-rsid="00395b7b"/>
    </style:style>
    <style:style style:name="P39" style:family="paragraph" style:parent-style-name="Text_20_body">
      <style:text-properties fo:language="fr" fo:country="FR" officeooo:paragraph-rsid="001fa4fa"/>
    </style:style>
    <style:style style:name="P40" style:family="paragraph" style:parent-style-name="Text_20_body">
      <style:paragraph-properties fo:text-align="justify" style:justify-single-word="false"/>
      <style:text-properties fo:language="fr" fo:country="FR" officeooo:rsid="0050eacc" officeooo:paragraph-rsid="00551750"/>
    </style:style>
    <style:style style:name="P41" style:family="paragraph" style:parent-style-name="Text_20_body">
      <style:paragraph-properties fo:text-align="justify" style:justify-single-word="false"/>
      <style:text-properties fo:language="fr" fo:country="FR" officeooo:rsid="0050eacc" officeooo:paragraph-rsid="006546de"/>
    </style:style>
    <style:style style:name="P42" style:family="paragraph" style:parent-style-name="Text_20_body">
      <style:paragraph-properties fo:text-align="justify" style:justify-single-word="false"/>
      <style:text-properties officeooo:paragraph-rsid="0043c75b"/>
    </style:style>
    <style:style style:name="P43" style:family="paragraph" style:parent-style-name="Text_20_body">
      <style:paragraph-properties fo:text-align="justify" style:justify-single-word="false"/>
      <style:text-properties officeooo:paragraph-rsid="001bb22e"/>
    </style:style>
    <style:style style:name="P44" style:family="paragraph" style:parent-style-name="Text_20_body">
      <style:paragraph-properties fo:text-align="justify" style:justify-single-word="false"/>
      <style:text-properties officeooo:paragraph-rsid="0064c5bd"/>
    </style:style>
    <style:style style:name="P45" style:family="paragraph" style:parent-style-name="Text_20_body">
      <style:paragraph-properties fo:text-align="justify" style:justify-single-word="false"/>
      <style:text-properties officeooo:paragraph-rsid="006546de"/>
    </style:style>
    <style:style style:name="P46" style:family="paragraph" style:parent-style-name="Text_20_body">
      <style:paragraph-properties fo:text-align="justify" style:justify-single-word="false"/>
      <style:text-properties officeooo:paragraph-rsid="0066f484"/>
    </style:style>
    <style:style style:name="P47" style:family="paragraph" style:parent-style-name="Text_20_body">
      <style:paragraph-properties fo:text-align="justify" style:justify-single-word="false"/>
      <style:text-properties officeooo:rsid="004d0768" officeooo:paragraph-rsid="004d0768"/>
    </style:style>
    <style:style style:name="P48" style:family="paragraph" style:parent-style-name="Title">
      <style:text-properties style:font-name="Liberation Serif" fo:font-size="28pt" fo:language="fr" fo:country="FR" fo:font-weight="bold" officeooo:rsid="000803e7" officeooo:paragraph-rsid="000d3860" style:font-name-asian="Noto Sans CJK SC" style:font-size-asian="28pt" style:font-weight-asian="bold" style:font-name-complex="Lohit Devanagari" style:font-size-complex="28pt" style:font-weight-complex="bold"/>
    </style:style>
    <style:style style:name="P49" style:family="paragraph" style:parent-style-name="Title">
      <style:text-properties style:font-name="Liberation Serif" fo:font-size="28pt" fo:language="fr" fo:country="FR" fo:font-weight="bold" officeooo:rsid="00134d57" officeooo:paragraph-rsid="00134d57" style:font-name-asian="Noto Sans CJK SC" style:font-size-asian="28pt" style:font-weight-asian="bold" style:font-name-complex="Lohit Devanagari" style:font-size-complex="28pt" style:font-weight-complex="bold"/>
    </style:style>
    <style:style style:name="P50" style:family="paragraph" style:parent-style-name="Subtitle">
      <style:text-properties style:font-name="Liberation Serif" fo:font-size="14pt" fo:language="fr" fo:country="FR" officeooo:rsid="000803e7" officeooo:paragraph-rsid="00152883" style:font-name-asian="Noto Sans CJK SC" style:font-size-asian="14pt" style:font-name-complex="Lohit Devanagari" style:font-size-complex="14pt"/>
    </style:style>
    <style:style style:name="P51" style:family="paragraph" style:parent-style-name="Subtitle">
      <style:text-properties style:font-name="Liberation Serif" fo:font-size="14pt" fo:language="fr" fo:country="FR" officeooo:rsid="0013857d" officeooo:paragraph-rsid="00152883" style:font-size-asian="14pt" style:font-size-complex="14pt"/>
    </style:style>
    <style:style style:name="P52" style:family="paragraph" style:parent-style-name="Subtitle">
      <style:text-properties style:font-name="Liberation Serif" fo:font-size="14pt" fo:language="fr" fo:country="FR" officeooo:paragraph-rsid="00152883" style:font-size-asian="14pt" style:font-size-complex="14pt"/>
    </style:style>
    <style:style style:name="P53" style:family="paragraph" style:parent-style-name="Subtitle">
      <style:text-properties style:font-name="Liberation Serif" fo:font-size="14pt" fo:language="fr" fo:country="FR" fo:font-weight="normal" officeooo:rsid="0013857d" officeooo:paragraph-rsid="00152883" style:font-name-asian="Noto Sans CJK SC" style:font-size-asian="14pt" style:font-weight-asian="normal" style:font-name-complex="Lohit Devanagari" style:font-size-complex="14pt" style:font-weight-complex="normal"/>
    </style:style>
    <style:style style:name="P54" style:family="paragraph" style:parent-style-name="Subtitle">
      <style:text-properties fo:language="fr" fo:country="FR" officeooo:paragraph-rsid="000e5ab2"/>
    </style:style>
    <style:style style:name="P55" style:family="paragraph" style:parent-style-name="Table_20_Contents">
      <style:paragraph-properties fo:text-align="center" style:justify-single-word="false"/>
      <style:text-properties fo:language="fr" fo:country="FR" officeooo:rsid="0037cb3f" officeooo:paragraph-rsid="0037cb3f"/>
    </style:style>
    <style:style style:name="P56" style:family="paragraph" style:parent-style-name="Table_20_Contents">
      <style:paragraph-properties fo:text-align="end" style:justify-single-word="false"/>
      <style:text-properties fo:language="fr" fo:country="FR" officeooo:rsid="0037cb3f" officeooo:paragraph-rsid="0037cb3f"/>
    </style:style>
    <style:style style:name="P57" style:family="paragraph" style:parent-style-name="Table_20_Contents">
      <style:paragraph-properties fo:text-align="start" style:justify-single-word="false"/>
      <style:text-properties fo:language="fr" fo:country="FR" officeooo:rsid="0037cb3f" officeooo:paragraph-rsid="0037cb3f"/>
    </style:style>
    <style:style style:name="P58" style:family="paragraph" style:parent-style-name="Table_20_Contents">
      <style:paragraph-properties fo:text-align="end" style:justify-single-word="false"/>
      <style:text-properties style:font-name="Liberation Serif1" fo:language="fr" fo:country="FR" officeooo:rsid="0037cb3f" officeooo:paragraph-rsid="0037cb3f" style:font-name-asian="Liberation Serif1" style:font-name-complex="Liberation Serif1"/>
    </style:style>
    <style:style style:name="P59" style:family="paragraph" style:parent-style-name="Table_20_Contents">
      <style:paragraph-properties fo:text-align="justify" style:justify-single-word="false"/>
      <style:text-properties style:font-name="Liberation Serif"/>
    </style:style>
    <style:style style:name="P60" style:family="paragraph" style:parent-style-name="Table_20_Contents">
      <style:paragraph-properties fo:text-align="justify" style:justify-single-word="false"/>
      <style:text-properties style:font-name="Liberation Serif" officeooo:paragraph-rsid="00551750"/>
    </style:style>
    <style:style style:name="P61" style:family="paragraph" style:parent-style-name="Table_20_Contents">
      <style:paragraph-properties fo:text-align="justify" style:justify-single-word="false"/>
      <style:text-properties style:font-name="Liberation Serif" officeooo:rsid="004e904f" officeooo:paragraph-rsid="00551750"/>
    </style:style>
    <style:style style:name="P62" style:family="paragraph" style:parent-style-name="Table_20_Contents">
      <style:paragraph-properties fo:text-align="justify" style:justify-single-word="false"/>
      <style:text-properties style:font-name="Liberation Serif" officeooo:rsid="004e904f" officeooo:paragraph-rsid="005bdf7c"/>
    </style:style>
    <style:style style:name="P63" style:family="paragraph" style:parent-style-name="Table_20_Contents">
      <style:paragraph-properties fo:text-align="center" style:justify-single-word="false"/>
      <style:text-properties style:font-name="Liberation Serif" officeooo:rsid="005bdf7c" officeooo:paragraph-rsid="005bdf7c"/>
    </style:style>
    <style:style style:name="P64" style:family="paragraph" style:parent-style-name="Table_20_Contents">
      <style:paragraph-properties fo:text-align="center" style:justify-single-word="false"/>
      <style:text-properties style:font-name="Liberation Serif" officeooo:rsid="005dbe8e" officeooo:paragraph-rsid="005dbe8e"/>
    </style:style>
    <style:style style:name="P65" style:family="paragraph" style:parent-style-name="Table_20_Contents">
      <style:paragraph-properties fo:text-align="center" style:justify-single-word="false"/>
      <style:text-properties style:font-name="Liberation Serif" officeooo:rsid="005ee09f" officeooo:paragraph-rsid="005ee09f"/>
    </style:style>
    <style:style style:name="P66" style:family="paragraph" style:parent-style-name="Table_20_Contents">
      <style:paragraph-properties fo:text-align="center" style:justify-single-word="false"/>
      <style:text-properties officeooo:paragraph-rsid="00551750"/>
    </style:style>
    <style:style style:name="P67" style:family="paragraph" style:parent-style-name="Heading_20_2">
      <style:text-properties fo:language="fr" fo:country="FR" officeooo:rsid="001fa4fa" officeooo:paragraph-rsid="001fa4fa"/>
    </style:style>
    <style:style style:name="P68" style:family="paragraph" style:parent-style-name="Heading_20_2">
      <style:text-properties fo:language="fr" fo:country="FR" officeooo:paragraph-rsid="000d3860"/>
    </style:style>
    <style:style style:name="P69" style:family="paragraph" style:parent-style-name="Heading_20_2">
      <style:text-properties fo:language="fr" fo:country="FR" officeooo:paragraph-rsid="0064c5bd"/>
    </style:style>
    <style:style style:name="P70" style:family="paragraph" style:parent-style-name="Heading_20_2">
      <style:text-properties style:font-name="Liberation Serif" fo:font-size="16.1000003814697pt" fo:language="fr" fo:country="FR" fo:font-weight="bold" officeooo:rsid="0016ec2e" officeooo:paragraph-rsid="0016ec2e" style:font-name-asian="Noto Sans CJK SC" style:font-size-asian="16.1000003814697pt" style:font-weight-asian="bold" style:font-name-complex="Lohit Devanagari" style:font-size-complex="16.1000003814697pt" style:font-weight-complex="bold"/>
    </style:style>
    <style:style style:name="P71" style:family="paragraph" style:parent-style-name="Heading_20_5">
      <style:text-properties fo:language="fr" fo:country="FR" officeooo:paragraph-rsid="00152883"/>
    </style:style>
    <style:style style:name="P72" style:family="paragraph" style:parent-style-name="Heading_20_5">
      <style:text-properties fo:language="fr" fo:country="FR" officeooo:paragraph-rsid="0064c5bd"/>
    </style:style>
    <style:style style:name="P73" style:family="paragraph" style:parent-style-name="Heading_20_5">
      <style:paragraph-properties fo:text-align="justify" style:justify-single-word="false"/>
      <style:text-properties style:font-name="Liberation Serif" fo:language="fr" fo:country="FR" officeooo:rsid="00152883" officeooo:paragraph-rsid="00551750"/>
    </style:style>
    <style:style style:name="P74" style:family="paragraph" style:parent-style-name="Text_20_body">
      <style:paragraph-properties fo:text-align="justify" style:justify-single-word="false"/>
      <style:text-properties style:font-name="Liberation Serif" fo:language="fr" fo:country="FR" officeooo:rsid="001d2d44" officeooo:paragraph-rsid="001bb22e"/>
    </style:style>
    <style:style style:name="P75" style:family="paragraph" style:parent-style-name="Text_20_body">
      <style:paragraph-properties fo:text-align="justify" style:justify-single-word="false"/>
      <style:text-properties style:font-name="Liberation Serif" fo:language="fr" fo:country="FR" officeooo:rsid="00524f99" officeooo:paragraph-rsid="006546de"/>
    </style:style>
    <style:style style:name="P76" style:family="paragraph" style:parent-style-name="Text_20_body">
      <style:paragraph-properties fo:text-align="justify" style:justify-single-word="false"/>
      <style:text-properties style:font-name="Liberation Serif" fo:font-size="16.1000003814697pt" fo:language="fr" fo:country="FR" fo:font-weight="bold" officeooo:rsid="00152883" officeooo:paragraph-rsid="0064c5bd" style:font-name-asian="Noto Sans CJK SC" style:font-size-asian="16.1000003814697pt" style:font-weight-asian="bold" style:font-name-complex="Lohit Devanagari" style:font-size-complex="16.1000003814697pt" style:font-weight-complex="bold"/>
    </style:style>
    <style:style style:name="P77" style:family="paragraph" style:parent-style-name="Text_20_body">
      <style:paragraph-properties fo:text-align="justify" style:justify-single-word="false"/>
      <style:text-properties officeooo:paragraph-rsid="006546de"/>
    </style:style>
    <style:style style:name="P78" style:family="paragraph" style:parent-style-name="Text_20_body">
      <style:paragraph-properties fo:text-align="justify" style:justify-single-word="false"/>
      <style:text-properties officeooo:paragraph-rsid="006cddb7"/>
    </style:style>
    <style:style style:name="P79" style:family="paragraph" style:parent-style-name="Text_20_body">
      <style:paragraph-properties fo:text-align="justify" style:justify-single-word="false"/>
      <style:text-properties officeooo:paragraph-rsid="001bb22e"/>
    </style:style>
    <style:style style:name="P80" style:family="paragraph" style:parent-style-name="Text_20_body">
      <style:paragraph-properties fo:text-align="justify" style:justify-single-word="false"/>
      <style:text-properties officeooo:paragraph-rsid="006e5fbf"/>
    </style:style>
    <style:style style:name="P81" style:family="paragraph" style:parent-style-name="Text_20_body">
      <style:paragraph-properties fo:text-align="justify" style:justify-single-word="false"/>
      <style:text-properties fo:language="fr" fo:country="FR" officeooo:paragraph-rsid="0019d342"/>
    </style:style>
    <style:style style:name="P82" style:family="paragraph" style:parent-style-name="Text_20_body">
      <style:paragraph-properties fo:text-align="justify" style:justify-single-word="false"/>
      <style:text-properties fo:language="fr" fo:country="FR" fo:font-weight="bold" officeooo:rsid="0019d342" officeooo:paragraph-rsid="006cddb7" style:font-weight-asian="bold" style:font-weight-complex="bold"/>
    </style:style>
    <style:style style:name="P83" style:family="paragraph" style:parent-style-name="Text_20_body">
      <style:paragraph-properties fo:text-align="justify" style:justify-single-word="false"/>
      <style:text-properties fo:language="fr" fo:country="FR" fo:font-weight="normal" officeooo:rsid="006e5fbf" officeooo:paragraph-rsid="006e5fbf" style:font-weight-asian="normal" style:font-weight-complex="normal"/>
    </style:style>
    <style:style style:name="T1" style:family="text">
      <style:text-properties style:font-name="Liberation Serif"/>
    </style:style>
    <style:style style:name="T2" style:family="text">
      <style:text-properties style:font-name="Liberation Serif" fo:language="fr" fo:country="FR"/>
    </style:style>
    <style:style style:name="T3" style:family="text">
      <style:text-properties style:font-name="Liberation Serif" fo:language="fr" fo:country="FR" officeooo:rsid="003dfcf7"/>
    </style:style>
    <style:style style:name="T4" style:family="text">
      <style:text-properties style:font-name="Liberation Serif" fo:language="fr" fo:country="FR" officeooo:rsid="004190f6"/>
    </style:style>
    <style:style style:name="T5" style:family="text">
      <style:text-properties style:font-name="Liberation Serif" fo:language="fr" fo:country="FR" officeooo:rsid="00436302"/>
    </style:style>
    <style:style style:name="T6" style:family="text">
      <style:text-properties style:font-name="Liberation Serif" fo:language="fr" fo:country="FR" officeooo:rsid="0043c75b"/>
    </style:style>
    <style:style style:name="T7" style:family="text">
      <style:text-properties style:font-name="Liberation Serif" fo:language="fr" fo:country="FR" officeooo:rsid="00455cdf"/>
    </style:style>
    <style:style style:name="T8" style:family="text">
      <style:text-properties style:font-name="Liberation Serif" fo:language="fr" fo:country="FR" officeooo:rsid="0045d13b"/>
    </style:style>
    <style:style style:name="T9" style:family="text">
      <style:text-properties style:font-name="Liberation Serif" fo:language="fr" fo:country="FR" officeooo:rsid="00496ec8"/>
    </style:style>
    <style:style style:name="T10" style:family="text">
      <style:text-properties style:font-name="Liberation Serif" fo:language="fr" fo:country="FR" officeooo:rsid="004b1a80"/>
    </style:style>
    <style:style style:name="T11" style:family="text">
      <style:text-properties style:font-name="Liberation Serif" fo:language="fr" fo:country="FR" officeooo:rsid="001bb22e"/>
    </style:style>
    <style:style style:name="T12" style:family="text">
      <style:text-properties style:font-name="Liberation Serif" fo:language="fr" fo:country="FR" officeooo:rsid="00520011"/>
    </style:style>
    <style:style style:name="T13" style:family="text">
      <style:text-properties style:font-name="Liberation Serif" fo:language="fr" fo:country="FR" officeooo:rsid="00524f99"/>
    </style:style>
    <style:style style:name="T14" style:family="text">
      <style:text-properties style:font-name="Liberation Serif" fo:language="fr" fo:country="FR" officeooo:rsid="005400ae"/>
    </style:style>
    <style:style style:name="T15" style:family="text">
      <style:text-properties style:font-name="Liberation Serif" fo:language="fr" fo:country="FR" officeooo:rsid="006c253a"/>
    </style:style>
    <style:style style:name="T16" style:family="text">
      <style:text-properties style:font-name="Liberation Serif" fo:language="fr" fo:country="FR" officeooo:rsid="006e1414"/>
    </style:style>
    <style:style style:name="T17" style:family="text">
      <style:text-properties style:font-name="Liberation Serif" fo:language="fr" fo:country="FR" officeooo:rsid="006fa1ea"/>
    </style:style>
    <style:style style:name="T18" style:family="text">
      <style:text-properties style:font-name="Liberation Serif" fo:language="fr" fo:country="FR" officeooo:rsid="0072b9d3"/>
    </style:style>
    <style:style style:name="T19" style:family="text">
      <style:text-properties style:font-name="Liberation Serif" fo:language="fr" fo:country="FR" officeooo:rsid="0077c711"/>
    </style:style>
    <style:style style:name="T20" style:family="text">
      <style:text-properties style:font-name="Liberation Serif" fo:language="fr" fo:country="FR" officeooo:rsid="007141d7"/>
    </style:style>
    <style:style style:name="T21" style:family="text">
      <style:text-properties style:font-name="Liberation Serif" fo:language="fr" fo:country="FR" officeooo:rsid="0078282f"/>
    </style:style>
    <style:style style:name="T22" style:family="text">
      <style:text-properties style:font-name="Liberation Serif" fo:language="fr" fo:country="FR" officeooo:rsid="001d2d44"/>
    </style:style>
    <style:style style:name="T23" style:family="text">
      <style:text-properties style:font-name="Liberation Serif" fo:language="fr" fo:country="FR" officeooo:rsid="00742144"/>
    </style:style>
    <style:style style:name="T24" style:family="text">
      <style:text-properties style:font-name="Liberation Serif" fo:language="fr" fo:country="FR" officeooo:rsid="0075e79e"/>
    </style:style>
    <style:style style:name="T25" style:family="text">
      <style:text-properties style:font-name="Liberation Serif" fo:language="fr" fo:country="FR" officeooo:rsid="00796f8a"/>
    </style:style>
    <style:style style:name="T26" style:family="text">
      <style:text-properties style:font-name="Liberation Serif" fo:language="fr" fo:country="FR" officeooo:rsid="007b9651"/>
    </style:style>
    <style:style style:name="T27" style:family="text">
      <style:text-properties style:font-name="Liberation Serif" fo:language="fr" fo:country="FR" officeooo:rsid="005437c0"/>
    </style:style>
    <style:style style:name="T28" style:family="text">
      <style:text-properties style:font-name="Liberation Serif" fo:language="fr" fo:country="FR" officeooo:rsid="00596638"/>
    </style:style>
    <style:style style:name="T29" style:family="text">
      <style:text-properties style:font-name="Liberation Serif" fo:language="fr" fo:country="FR" officeooo:rsid="005602c2"/>
    </style:style>
    <style:style style:name="T30" style:family="text">
      <style:text-properties style:font-name="Liberation Serif" fo:language="fr" fo:country="FR" officeooo:rsid="00601116"/>
    </style:style>
    <style:style style:name="T31" style:family="text">
      <style:text-properties style:font-name="Liberation Serif" fo:language="fr" fo:country="FR" officeooo:rsid="00636816"/>
    </style:style>
    <style:style style:name="T32" style:family="text">
      <style:text-properties style:font-name="Liberation Serif" fo:language="fr" fo:country="FR" officeooo:rsid="005ba106"/>
    </style:style>
    <style:style style:name="T33" style:family="text">
      <style:text-properties style:font-name="Liberation Serif" fo:language="fr" fo:country="FR" officeooo:rsid="00699fed"/>
    </style:style>
    <style:style style:name="T34" style:family="text">
      <style:text-properties style:font-name="Liberation Serif" fo:language="fr" fo:country="FR" officeooo:rsid="005d508e"/>
    </style:style>
    <style:style style:name="T35" style:family="text">
      <style:text-properties style:font-name="Liberation Serif" fo:language="fr" fo:country="FR" officeooo:rsid="005e4dc2"/>
    </style:style>
    <style:style style:name="T36" style:family="text">
      <style:text-properties style:font-name="Liberation Serif" fo:language="fr" fo:country="FR" officeooo:rsid="00656444"/>
    </style:style>
    <style:style style:name="T37" style:family="text">
      <style:text-properties style:font-name="Liberation Serif" fo:language="fr" fo:country="FR" officeooo:rsid="0066caec"/>
    </style:style>
    <style:style style:name="T38" style:family="text">
      <style:text-properties style:font-name="Liberation Serif" fo:language="fr" fo:country="FR" officeooo:rsid="00689f7b"/>
    </style:style>
    <style:style style:name="T39" style:family="text">
      <style:text-properties style:font-name="Liberation Serif" fo:language="fr" fo:country="FR" officeooo:rsid="005f1263"/>
    </style:style>
    <style:style style:name="T40" style:family="text">
      <style:text-properties style:font-name="Liberation Serif" fo:language="fr" fo:country="FR" fo:font-weight="bold" officeooo:rsid="005400ae" style:font-weight-asian="bold" style:font-weight-complex="bold"/>
    </style:style>
    <style:style style:name="T41" style:family="text">
      <style:text-properties style:font-name="Liberation Serif" fo:language="fr" fo:country="FR" officeooo:rsid="0056f133"/>
    </style:style>
    <style:style style:name="T42" style:family="text">
      <style:text-properties style:font-name="Liberation Serif" fo:language="fr" fo:country="FR" officeooo:rsid="00576de9"/>
    </style:style>
    <style:style style:name="T43" style:family="text">
      <style:text-properties style:font-name="Liberation Serif" fo:language="fr" fo:country="FR" officeooo:rsid="0068932e"/>
    </style:style>
    <style:style style:name="T44" style:family="text">
      <style:text-properties style:font-name="Liberation Serif" fo:language="fr" fo:country="FR" officeooo:rsid="0069bb3d"/>
    </style:style>
    <style:style style:name="T45" style:family="text">
      <style:text-properties style:font-name="Liberation Serif" fo:language="fr" fo:country="FR" officeooo:rsid="006b120f"/>
    </style:style>
    <style:style style:name="T46" style:family="text">
      <style:text-properties style:font-name="Liberation Serif" fo:language="fr" fo:country="FR" officeooo:rsid="006c2155"/>
    </style:style>
    <style:style style:name="T47" style:family="text">
      <style:text-properties style:font-name="Liberation Serif" fo:language="fr" fo:country="FR" officeooo:rsid="006cddb7"/>
    </style:style>
    <style:style style:name="T48" style:family="text">
      <style:text-properties style:font-name="Liberation Serif" fo:language="fr" fo:country="FR" officeooo:rsid="006dbe0e"/>
    </style:style>
    <style:style style:name="T49" style:family="text">
      <style:text-properties style:font-name="Liberation Serif" fo:language="fr" fo:country="FR" officeooo:rsid="006dd1e0"/>
    </style:style>
    <style:style style:name="T50" style:family="text">
      <style:text-properties style:font-name="Liberation Serif" fo:language="fr" fo:country="FR" officeooo:rsid="001d133c"/>
    </style:style>
    <style:style style:name="T51" style:family="text">
      <style:text-properties style:font-name="Liberation Serif" fo:language="fr" fo:country="FR" officeooo:rsid="00630239"/>
    </style:style>
    <style:style style:name="T52" style:family="text">
      <style:text-properties style:font-name="Liberation Serif" fo:font-size="18pt" officeooo:rsid="000e5ab2" style:font-name-asian="Noto Sans CJK SC" style:font-size-asian="18pt" style:font-name-complex="Lohit Devanagari" style:font-size-complex="18pt"/>
    </style:style>
    <style:style style:name="T53" style:family="text">
      <style:text-properties style:font-name="Liberation Serif" fo:font-size="18pt" officeooo:rsid="00134d57" style:font-name-asian="Noto Sans CJK SC" style:font-size-asian="18pt" style:font-name-complex="Lohit Devanagari" style:font-size-complex="18pt"/>
    </style:style>
    <style:style style:name="T54" style:family="text">
      <style:text-properties style:font-name="Liberation Serif" fo:font-size="16.1000003814697pt" fo:font-weight="bold" officeooo:rsid="00152883" style:font-name-asian="Noto Sans CJK SC" style:font-size-asian="16.1000003814697pt" style:font-weight-asian="bold" style:font-name-complex="Lohit Devanagari" style:font-size-complex="16.1000003814697pt" style:font-weight-complex="bold"/>
    </style:style>
    <style:style style:name="T55" style:family="text">
      <style:text-properties style:font-name="Liberation Serif" officeooo:rsid="00313da8"/>
    </style:style>
    <style:style style:name="T56" style:family="text">
      <style:text-properties style:font-name="Liberation Serif" fo:font-size="11.8999996185303pt" fo:font-weight="bold" officeooo:rsid="00152883" style:font-name-asian="Noto Sans CJK SC" style:font-size-asian="11.8999996185303pt" style:font-weight-asian="bold" style:font-name-complex="Lohit Devanagari" style:font-size-complex="11.8999996185303pt" style:font-weight-complex="bold"/>
    </style:style>
    <style:style style:name="T57" style:family="text">
      <style:text-properties style:font-name="Liberation Serif" fo:font-size="11.8999996185303pt" fo:font-weight="bold" officeooo:rsid="00524f99" style:font-name-asian="Noto Sans CJK SC" style:font-size-asian="11.8999996185303pt" style:font-weight-asian="bold" style:font-name-complex="Lohit Devanagari" style:font-size-complex="11.8999996185303pt" style:font-weight-complex="bold"/>
    </style:style>
    <style:style style:name="T58" style:family="text">
      <style:text-properties style:font-name="Liberation Serif" officeooo:rsid="0018bf2a"/>
    </style:style>
    <style:style style:name="T59" style:family="text">
      <style:text-properties style:font-name="Liberation Serif" fo:font-size="11pt" style:font-size-asian="11pt" style:font-size-complex="11pt"/>
    </style:style>
    <style:style style:name="T60" style:family="text">
      <style:text-properties style:font-name="Liberation Serif" fo:font-size="11pt" officeooo:rsid="0019d342" style:font-size-asian="11pt" style:font-size-complex="11pt"/>
    </style:style>
    <style:style style:name="T61" style:family="text">
      <style:text-properties style:font-name="Liberation Serif" fo:font-size="11pt" officeooo:rsid="0018bf2a" style:font-size-asian="11pt" style:font-size-complex="11pt"/>
    </style:style>
    <style:style style:name="T62" style:family="text">
      <style:text-properties style:font-name="Liberation Serif" fo:font-size="11pt" officeooo:rsid="006cddb7" style:font-size-asian="11pt" style:font-size-complex="11pt"/>
    </style:style>
    <style:style style:name="T63" style:family="text">
      <style:text-properties style:font-name="Liberation Serif" fo:font-size="11pt" fo:language="fr" fo:country="FR" fo:font-weight="normal" officeooo:rsid="006e5fbf" style:font-size-asian="11pt" style:font-weight-asian="normal" style:font-size-complex="11pt" style:font-weight-complex="normal"/>
    </style:style>
    <style:style style:name="T64" style:family="text">
      <style:text-properties style:font-name="Liberation Serif" fo:font-size="11pt" fo:language="fr" fo:country="FR" fo:font-weight="normal" officeooo:rsid="0019d342" style:font-size-asian="11pt" style:font-weight-asian="normal" style:font-size-complex="11pt" style:font-weight-complex="normal"/>
    </style:style>
    <style:style style:name="T65" style:family="text">
      <style:text-properties style:font-name="Liberation Serif" fo:font-size="12pt" style:font-size-asian="12pt" style:font-size-complex="12pt"/>
    </style:style>
    <style:style style:name="T66" style:family="text">
      <style:text-properties style:font-name="Liberation Serif" officeooo:rsid="001b1362"/>
    </style:style>
    <style:style style:name="T67" style:family="text">
      <style:text-properties style:font-name="Liberation Serif" officeooo:rsid="001bb22e"/>
    </style:style>
    <style:style style:name="T68" style:family="text">
      <style:text-properties style:font-name="Liberation Serif" officeooo:rsid="001befe1"/>
    </style:style>
    <style:style style:name="T69" style:family="text">
      <style:text-properties style:font-name="Liberation Serif" officeooo:rsid="001d133c"/>
    </style:style>
    <style:style style:name="T70" style:family="text">
      <style:text-properties style:font-name="Liberation Serif" officeooo:rsid="001d2d44"/>
    </style:style>
    <style:style style:name="T71" style:family="text">
      <style:text-properties style:font-name="Liberation Serif" officeooo:rsid="001df995"/>
    </style:style>
    <style:style style:name="T72" style:family="text">
      <style:text-properties style:font-name="Liberation Serif" officeooo:rsid="002d9c9e"/>
    </style:style>
    <style:style style:name="T73" style:family="text">
      <style:text-properties style:font-name="Liberation Serif" officeooo:rsid="003b0737"/>
    </style:style>
    <style:style style:name="T74" style:family="text">
      <style:text-properties style:font-name="Liberation Serif" officeooo:rsid="003bebc3"/>
    </style:style>
    <style:style style:name="T75" style:family="text">
      <style:text-properties style:font-name="Liberation Serif" officeooo:rsid="003dfcf7"/>
    </style:style>
    <style:style style:name="T76" style:family="text">
      <style:text-properties style:font-name="Liberation Serif" officeooo:rsid="003f1b3a"/>
    </style:style>
    <style:style style:name="T77" style:family="text">
      <style:text-properties style:font-name="Liberation Serif" officeooo:rsid="00401a13"/>
    </style:style>
    <style:style style:name="T78" style:family="text">
      <style:text-properties style:font-name="Liberation Serif" officeooo:rsid="000a6b0a"/>
    </style:style>
    <style:style style:name="T79" style:family="text">
      <style:text-properties style:font-name="Liberation Serif" officeooo:rsid="001fa4fa"/>
    </style:style>
    <style:style style:name="T80" style:family="text">
      <style:text-properties style:font-name="Liberation Serif" officeooo:rsid="00152883"/>
    </style:style>
    <style:style style:name="T81" style:family="text">
      <style:text-properties style:font-name="Liberation Serif" officeooo:rsid="00203931"/>
    </style:style>
    <style:style style:name="T82" style:family="text">
      <style:text-properties style:font-name="Liberation Serif" officeooo:rsid="0022599b"/>
    </style:style>
    <style:style style:name="T83" style:family="text">
      <style:text-properties style:font-name="Liberation Serif" officeooo:rsid="0022a0d4"/>
    </style:style>
    <style:style style:name="T84" style:family="text">
      <style:text-properties style:font-name="Liberation Serif" officeooo:rsid="00215107"/>
    </style:style>
    <style:style style:name="T85" style:family="text">
      <style:text-properties style:font-name="Liberation Serif" officeooo:rsid="002474e7"/>
    </style:style>
    <style:style style:name="T86" style:family="text">
      <style:text-properties style:font-name="Liberation Serif" officeooo:rsid="0025db12"/>
    </style:style>
    <style:style style:name="T87" style:family="text">
      <style:text-properties style:font-name="Liberation Serif" officeooo:rsid="00273489"/>
    </style:style>
    <style:style style:name="T88" style:family="text">
      <style:text-properties style:font-name="Liberation Serif" officeooo:rsid="00280018"/>
    </style:style>
    <style:style style:name="T89" style:family="text">
      <style:text-properties style:font-name="Liberation Serif" officeooo:rsid="002897e6"/>
    </style:style>
    <style:style style:name="T90" style:family="text">
      <style:text-properties style:font-name="Liberation Serif" officeooo:rsid="002a0887"/>
    </style:style>
    <style:style style:name="T91" style:family="text">
      <style:text-properties style:font-name="Liberation Serif" officeooo:rsid="002a12bc"/>
    </style:style>
    <style:style style:name="T92" style:family="text">
      <style:text-properties style:font-name="Liberation Serif" officeooo:rsid="002bcdab"/>
    </style:style>
    <style:style style:name="T93" style:family="text">
      <style:text-properties style:font-name="Liberation Serif" officeooo:rsid="003018d9"/>
    </style:style>
    <style:style style:name="T94" style:family="text">
      <style:text-properties style:font-name="Liberation Serif" officeooo:rsid="0031214f"/>
    </style:style>
    <style:style style:name="T95" style:family="text">
      <style:text-properties style:font-name="Liberation Serif" officeooo:rsid="003a4dda"/>
    </style:style>
    <style:style style:name="T96" style:family="text">
      <style:text-properties style:font-name="Liberation Serif" officeooo:rsid="003510d0"/>
    </style:style>
    <style:style style:name="T97" style:family="text">
      <style:text-properties style:font-name="Liberation Serif" officeooo:rsid="00395b7b"/>
    </style:style>
    <style:style style:name="T98" style:family="text">
      <style:text-properties style:font-name="Liberation Serif" officeooo:rsid="003aa121"/>
    </style:style>
    <style:style style:name="T99" style:family="text">
      <style:text-properties style:font-name="Liberation Serif" officeooo:rsid="00333a1d"/>
    </style:style>
    <style:style style:name="T100" style:family="text">
      <style:text-properties style:font-name="Liberation Serif" officeooo:rsid="003adce2"/>
    </style:style>
    <style:style style:name="T101" style:family="text">
      <style:text-properties style:font-name="Liberation Serif" officeooo:rsid="002e1f7e"/>
    </style:style>
    <style:style style:name="T102" style:family="text">
      <style:text-properties style:font-name="Liberation Serif" officeooo:rsid="0016ec2e"/>
    </style:style>
    <style:style style:name="T103" style:family="text">
      <style:text-properties style:font-name="Liberation Serif" fo:font-weight="bold" officeooo:rsid="0018bf2a" style:font-weight-asian="bold" style:font-weight-complex="bold"/>
    </style:style>
    <style:style style:name="T104" style:family="text">
      <style:text-properties style:font-name="Liberation Serif" fo:font-weight="bold" officeooo:rsid="0019d342" style:font-weight-asian="bold" style:font-weight-complex="bold"/>
    </style:style>
    <style:style style:name="T105" style:family="text">
      <style:text-properties style:font-name="Liberation Serif" fo:font-weight="bold" officeooo:rsid="001b1362" style:font-weight-asian="bold" style:font-weight-complex="bold"/>
    </style:style>
    <style:style style:name="T106" style:family="text">
      <style:text-properties style:font-name="Liberation Serif" officeooo:rsid="0019d342"/>
    </style:style>
    <style:style style:name="T107" style:family="text">
      <style:text-properties style:font-name="Liberation Serif" officeooo:rsid="003c42ae"/>
    </style:style>
    <style:style style:name="T108" style:family="text">
      <style:text-properties style:font-name="Liberation Serif" officeooo:rsid="00436302"/>
    </style:style>
    <style:style style:name="T109" style:family="text">
      <style:text-properties style:font-name="Liberation Serif" officeooo:rsid="005276cf"/>
    </style:style>
    <style:style style:name="T110" style:family="text">
      <style:text-properties style:font-name="Liberation Serif" officeooo:rsid="0063039b"/>
    </style:style>
    <style:style style:name="T111" style:family="text">
      <style:text-properties style:font-name="Liberation Serif" officeooo:rsid="00602960"/>
    </style:style>
    <style:style style:name="T112" style:family="text">
      <style:text-properties style:font-name="Liberation Serif" officeooo:rsid="005c0c14"/>
    </style:style>
    <style:style style:name="T113" style:family="text">
      <style:text-properties style:font-name="Liberation Serif" officeooo:rsid="005f3f4d"/>
    </style:style>
    <style:style style:name="T114" style:family="text">
      <style:text-properties style:font-name="Liberation Serif" officeooo:rsid="005453bc"/>
    </style:style>
    <style:style style:name="T115" style:family="text">
      <style:text-properties style:font-name="Liberation Serif" officeooo:rsid="005e0c5f"/>
    </style:style>
    <style:style style:name="T116" style:family="text">
      <style:text-properties style:font-name="Liberation Serif" officeooo:rsid="00563eaf"/>
    </style:style>
    <style:style style:name="T117" style:family="text">
      <style:text-properties style:font-name="Liberation Serif" officeooo:rsid="005659e8"/>
    </style:style>
    <style:style style:name="T118" style:family="text">
      <style:text-properties style:font-name="Liberation Serif" officeooo:rsid="006666a3"/>
    </style:style>
    <style:style style:name="T119" style:family="text">
      <style:text-properties style:font-name="Liberation Serif" officeooo:rsid="0064907a"/>
    </style:style>
    <style:style style:name="T120" style:family="text">
      <style:text-properties style:font-name="Liberation Serif" officeooo:rsid="00615e8a"/>
    </style:style>
    <style:style style:name="T121" style:family="text">
      <style:text-properties style:font-name="Liberation Serif" officeooo:rsid="005a4d32"/>
    </style:style>
    <style:style style:name="T122" style:family="text">
      <style:text-properties style:font-name="Liberation Serif" officeooo:rsid="005ce2ef"/>
    </style:style>
    <style:style style:name="T123" style:family="text">
      <style:text-properties style:font-name="Liberation Serif" officeooo:rsid="006c253a"/>
    </style:style>
    <style:style style:name="T124" style:family="text">
      <style:text-properties style:font-name="Liberation Serif" officeooo:rsid="0078bee8"/>
    </style:style>
    <style:style style:name="T125" style:family="text">
      <style:text-properties style:font-name="Liberation Serif" officeooo:rsid="006546de"/>
    </style:style>
    <style:style style:name="T126" style:family="text">
      <style:text-properties officeooo:rsid="001a83e8"/>
    </style:style>
    <style:style style:name="T127" style:family="text">
      <style:text-properties officeooo:rsid="001b0e20"/>
    </style:style>
    <style:style style:name="T128" style:family="text">
      <style:text-properties officeooo:rsid="001fa4fa"/>
    </style:style>
    <style:style style:name="T129" style:family="text">
      <style:text-properties style:font-name="Liberation Serif1" style:font-name-asian="Liberation Serif1" style:font-name-complex="Liberation Serif1"/>
    </style:style>
    <style:style style:name="T130" style:family="text">
      <style:text-properties style:font-name="Liberation Serif1" officeooo:rsid="0037cb3f" style:font-name-asian="Liberation Serif1" style:font-name-complex="Liberation Serif1"/>
    </style:style>
    <style:style style:name="T131" style:family="text">
      <style:text-properties style:font-name="Liberation Serif1" officeooo:rsid="00395b7b" style:font-name-asian="Liberation Serif1" style:font-name-complex="Liberation Serif1"/>
    </style:style>
    <style:style style:name="T132" style:family="text">
      <style:text-properties officeooo:rsid="003a4dda"/>
    </style:style>
    <style:style style:name="T133" style:family="text">
      <style:text-properties officeooo:rsid="004f1f1d"/>
    </style:style>
    <style:style style:name="T134" style:family="text">
      <style:text-properties officeooo:rsid="005e52d2"/>
    </style:style>
    <style:style style:name="T135" style:family="text">
      <style:text-properties officeooo:rsid="00630239"/>
    </style:style>
    <style:style style:name="T136" style:family="text">
      <style:text-properties officeooo:rsid="006546de"/>
    </style:style>
    <style:style style:name="T137" style:family="text">
      <style:text-properties officeooo:rsid="006dd1e0"/>
    </style:style>
    <style:style style:name="T138" style:family="text">
      <style:text-properties officeooo:rsid="006e5f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48"/>
      <text:p text:style-name="P48"/>
      <text:p text:style-name="P48"/>
      <text:p text:style-name="P1"/>
      <text:p text:style-name="P49">Projet Données Réparties</text:p>
      <text:p text:style-name="P54"><text:span text:style-name="T52">Rapport </text:span><text:span text:style-name="T53">final</text:span><text:span text:style-name="T52"> </text:span></text:p>
      <text:p text:style-name="P2"/>
      <text:p text:style-name="P2"/>
      <text:p text:style-name="P2"/>
      <text:p text:style-name="P51">Paul Anaclet</text:p>
      <text:p text:style-name="P53">G<text:span text:style-name="T126">uohao Dai</text:span></text:p>
      <text:p text:style-name="P52">Théo Desprat<text:span text:style-name="T127">s</text:span></text:p>
      <text:p text:style-name="P50">2A SN</text:p>
      <text:p text:style-name="P16"/>
      <text:p text:style-name="P17">2021</text:p>
      <text:p text:style-name="P16"/>
      <text:p text:style-name="P16"/>
      <text:p text:style-name="P16"/>
      <text:p text:style-name="P16"/>
      <text:p text:style-name="P19"/>
      <text:p text:style-name="P16"/>
      <text:p text:style-name="P16"/>
      <text:h text:style-name="P67" text:outline-level="2"><text:soft-page-break/><text:span text:style-name="T78">1.<text:tab/></text:span><text:span text:style-name="T1">Introduction</text:span></text:h>
      <text:p text:style-name="P39"><text:span text:style-name="T79"><text:tab/>Vous trouverez tout au long de ce rapport, la description des fonctionnalités, points et choix principaux induits de ce projet, et des problèmatiques qu’il soulève, sous forme de liste. </text:span><text:span text:style-name="T74">Une annexe présentant quelques commandes pratiques est aussi disponible en fin de document.</text:span></text:p>
      <text:h text:style-name="P68" text:outline-level="2"><text:span text:style-name="T78">2</text:span><text:span text:style-name="T1"><text:tab/></text:span><text:span text:style-name="T54">Linda</text:span></text:h>
      <text:h text:style-name="P71" text:outline-level="5"><text:span text:style-name="T80">2</text:span><text:span text:style-name="T1">.1<text:tab/></text:span><text:span text:style-name="T56">Version mémoire partagée</text:span></text:h>
      <text:p text:style-name="P25"><text:span text:style-name="T79">- St</text:span><text:span text:style-name="T68">ockage des tuples</text:span></text:p>
      <text:p text:style-name="P25"><text:span text:style-name="T68"><text:tab/></text:span><text:span text:style-name="T79">Pour stocker les ‘Tuple’ écrits dans Linda, nous avons fait le choix d’utiliser une simple ‘ArrayList&lt;Tuple&gt;’ </text:span><text:span text:style-name="T81">car suffisante et adaptée au problème. </text:span><text:span text:style-name="T82">L’ajout d’un tuple dans l’espace partagé ne s’effectue que si aucun callback ‘TAKE’ </text:span><text:span text:style-name="T83">n’a été</text:span><text:span text:style-name="T82"> appelé.</text:span></text:p>
      <text:p text:style-name="P25"><text:span text:style-name="T79">- </text:span><text:span text:style-name="T82">Gestion</text:span><text:span text:style-name="T79"> des callbacks</text:span></text:p>
      <text:p text:style-name="P25"><text:span text:style-name="T79"><text:tab/></text:span><text:span text:style-name="T81">Afin de pouvoir rappeler les différents ‘Callback’ enregistrés par ‘eventRegister’, nous avons décidé de mettre en place deux ‘HashMap&lt;Tuple, ArrayList&lt;Callback&gt;&gt;’ : une pour les ‘Callback’ en mode ‘READ’ et une pour les callbacks en mode ‘TAKE’, qui associent à un template une liste de ‘Callback’ à appeler. Chaque fois qu’un nouveau tuple est écrit dans l’espace partagé, on récupère l</text:span><text:span text:style-name="T84">es</text:span><text:span text:style-name="T81"> potentielle</text:span><text:span text:style-name="T84">s</text:span><text:span text:style-name="T81"> liste</text:span><text:span text:style-name="T84">s</text:span><text:span text:style-name="T81"> de ‘Callback’ à réveiller en matchant le tuple en question avec les tuples des ‘keySet’ des deux ‘HashMap’. </text:span><text:span text:style-name="T84">En cas de correspondance, t</text:span><text:span text:style-name="T81">ous les callback ‘READ’ sont réveillés puis seul le plus ancien callback ‘TAKE’ est appelé.</text:span></text:p>
      <text:p text:style-name="P8">- <text:span text:style-name="T128">Maintien de la cohérence</text:span></text:p>
      <text:p text:style-name="P25"><text:span text:style-name="T68"><text:tab/></text:span><text:span text:style-name="T85">Pour maintenir la cohérence de l’espace partagé, mise en danger par les écritures et lectures concurrentes, nous avons mis en place deux verrous ‘ReentrantLock’ pour protéger la liste des ‘Tuple’ et les ‘HashMap’ de callbacks. Ces verrous sont utilisés pour créer des exclusions mutuelles dès qu’un accès à l’une des collections à lieu dans une méthode.</text:span></text:p>
      <text:p text:style-name="P8">- <text:span text:style-name="T128">P</text:span>rimitives bloquantes</text:p>
      <text:p text:style-name="P26"><text:span text:style-name="T68"><text:tab/></text:span><text:span text:style-name="T86">Les méthodes ‘read’ et ‘take’ se devant d’être bloquantes pour l’utilisateur en cas de non correspondance entre le tuple recherché et ceux dans Linda, nous avons mis en place une synchronisation en créeant un nouveau type de callback ‘SynchronousCallback’ utilisé en interne par Linda. </text:span><text:span text:style-name="T87">Le fonctionnement est le suivant : par exemple, lors d’un ‘take’ (ou d’un ‘write’), si le tuple recherché n’est pas présent dans l’espace partagé, alors un ‘</text:span><text:span text:style-name="T86">SynchronousCallback’ </text:span><text:span text:style-name="T87">est instancié et ‘eventRegister’ est appelé avec pour paramètres le tuple voulu et ce nouveau callback. </text:span><text:span text:style-name="T88">Ensuite, l</text:span><text:span text:style-name="T87">e bloquage se fait alors grâce à un bloc ‘synchronized(synchronousCallback)’ contenant l’instruction ‘synchronousCallback.wait() ;’ : </text:span><text:span text:style-name="T89">nous attendons donc un signal sur cet objet </text:span><text:span text:style-name="T90">pour être débloqués</text:span><text:span text:style-name="T89">. </text:span><text:span text:style-name="T91">Le</text:span><text:span text:style-name="T89"> signal </text:span><text:span text:style-name="T91">en question </text:span><text:span text:style-name="T89">sera émi</text:span><text:span text:style-name="T91">s</text:span><text:span text:style-name="T89"> lorsque le ‘SynchronousCallback’ est appelé, c’est à dire, lorsque sa méthode ‘call’, contenant l’instruction ‘this.notify()’, sera appelée suite à l’arrivée d’un nouveau tuple valide. </text:span><text:span text:style-name="T92">On pourra donc continuer l’exécution en récupérant le tuple valide dans le callback.</text:span></text:p>
      <text:p text:style-name="P9"/>
      <text:p text:style-name="P9"/>
      <text:h text:style-name="P71" text:outline-level="5"><text:soft-page-break/><text:span text:style-name="T80">2.2</text:span><text:span text:style-name="T1"><text:tab/></text:span><text:span text:style-name="T56">Version client/mono-serveur</text:span></text:h>
      <text:p text:style-name="P22"><text:span text:style-name="T67">- </text:span><text:span text:style-name="T72">Architecture de communication</text:span></text:p>
      <text:p text:style-name="P27"><text:span text:style-name="T72"><text:tab/></text:span><text:span text:style-name="T93">Pour pouvoir mettre en place un échange correct entre clients et serveur Linda, nous avons les éléments suivants : </text:span><text:span text:style-name="T94">une interface ‘LindaServer extends Remote’, une implémentation de cette interface ‘LindaServerImpl extends UnicastRemoteObject’ </text:span><text:span text:style-name="T95">(qui utilise une version ‘CentralizedLinda’) </text:span><text:span text:style-name="T94">et une implémentation de Linda nommée LindaClient permettant de propager les requêtes clients au serveur auquel il est connecté.</text:span></text:p>
      <text:p text:style-name="P22"><text:span text:style-name="T72"><text:tab/></text:span><text:span text:style-name="T93">Les appels de procédure des clients traversent donc les « couches » suivantes </text:span><text:span text:style-name="T96">(aller-retour) </text:span><text:span text:style-name="T93">:</text:span></text:p>
      <table:table table:name="Table1" table:style-name="Table1">
        <table:table-column table:style-name="Table1.A" table:number-columns-repeated="3"/>
        <table:table-row table:style-name="Table1.1">
          <table:table-cell table:style-name="Table1.A1" office:value-type="string">
            <text:p text:style-name="P55">LindaClient</text:p>
          </table:table-cell>
          <table:table-cell table:style-name="Table1.A1" office:value-type="string">
            <text:p text:style-name="P55">LindaServer<text:span text:style-name="T132">Impl</text:span></text:p>
          </table:table-cell>
          <table:table-cell table:style-name="Table1.A1" office:value-type="string">
            <text:p text:style-name="P55">CentralizedLinda</text:p>
          </table:table-cell>
        </table:table-row>
        <table:table-row table:style-name="Table1.1">
          <table:table-cell table:style-name="Table1.A1" office:value-type="string">
            <text:p text:style-name="P56"><text:s/>| – <text:s/>– <text:s/>– <text:s/>– <text:s/>– <text:s/>– <text:s/></text:p>
          </table:table-cell>
          <table:table-cell table:style-name="Table1.A1" office:value-type="string">
            <text:p text:style-name="P57">– <text:s/>– <text:s/>– <text:s/>– <text:s/>– <text:s/>– &gt;|</text:p>
          </table:table-cell>
          <table:table-cell table:style-name="Table1.A1" office:value-type="string">
            <text:p text:style-name="P55">|</text:p>
          </table:table-cell>
        </table:table-row>
        <table:table-row table:style-name="Table1.1">
          <table:table-cell table:style-name="Table1.A1" office:value-type="string">
            <text:p text:style-name="P55">|</text:p>
          </table:table-cell>
          <table:table-cell table:style-name="Table1.A1" office:value-type="string">
            <text:p text:style-name="P56">|<text:span text:style-name="T129">‒‒‒‒‒‒‒‒‒‒‒‒ </text:span></text:p>
          </table:table-cell>
          <table:table-cell table:style-name="Table1.A1" office:value-type="string">
            <text:p text:style-name="P57"><text:span text:style-name="T129">‒‒‒‒‒‒‒‒‒‒‒‒</text:span>&gt;|</text:p>
          </table:table-cell>
        </table:table-row>
        <table:table-row table:style-name="Table1.1">
          <table:table-cell table:style-name="Table1.A1" office:value-type="string">
            <text:p text:style-name="P55">|</text:p>
          </table:table-cell>
          <table:table-cell table:style-name="Table1.A1" office:value-type="string">
            <text:p text:style-name="P56">|&lt;<text:span text:style-name="T129">‒‒‒‒‒‒‒‒‒‒‒ </text:span></text:p>
          </table:table-cell>
          <table:table-cell table:style-name="Table1.A1" office:value-type="string">
            <text:p text:style-name="P57"><text:span text:style-name="T129">‒‒‒‒‒‒‒‒‒‒‒‒‒</text:span>|</text:p>
          </table:table-cell>
        </table:table-row>
        <table:table-row table:style-name="Table1.1">
          <table:table-cell table:style-name="Table1.A1" office:value-type="string">
            <text:p text:style-name="P58">|&lt; – <text:s/>– <text:s/>– <text:s/>– <text:s/>– <text:s/>–</text:p>
          </table:table-cell>
          <table:table-cell table:style-name="Table1.A1" office:value-type="string">
            <text:p text:style-name="P57"><text:s/>– <text:s/>– <text:s/>– <text:s/>– <text:s/>– <text:s/>– <text:s/>|</text:p>
          </table:table-cell>
          <table:table-cell table:style-name="Table1.A1" office:value-type="string">
            <text:p text:style-name="P55">|</text:p>
          </table:table-cell>
        </table:table-row>
        <table:table-row table:style-name="Table1.1">
          <table:table-cell table:style-name="Table1.A1" office:value-type="string">
            <text:p text:style-name="P38"><text:span text:style-name="T94">– – –</text:span><text:span text:style-name="T97">&gt;</text:span><text:span text:style-name="T94">: </text:span><text:span text:style-name="T97">distant<text:line-break/></text:span><text:span text:style-name="T130">‒‒‒‒</text:span><text:span text:style-name="T131">&gt; : local</text:span></text:p>
          </table:table-cell>
          <table:table-cell table:style-name="Table1.A1" office:value-type="string">
            <text:p text:style-name="P57"/>
          </table:table-cell>
          <table:table-cell table:style-name="Table1.A1" office:value-type="string">
            <text:p text:style-name="P55"/>
          </table:table-cell>
        </table:table-row>
      </table:table>
      <text:p text:style-name="P10"/>
      <text:p text:style-name="P28"><text:span text:style-name="T95">Contrairement aux ‘Tuple’, l</text:span><text:span text:style-name="T93">es ‘Callback’ n</text:span><text:span text:style-name="T95">e sont </text:span><text:span text:style-name="T93">pas sérialisables </text:span><text:span text:style-name="T95">et posent un problème pour la communication RMI Client/Serveur. N</text:span><text:span text:style-name="T93">ous avons </text:span><text:span text:style-name="T98">donc </text:span><text:span text:style-name="T93">décidé de créer un nouveau type de callback distant appelé ‘RemoteCallback’ (qui naturellement étend ‘Remote’, </text:span><text:span text:style-name="T99">mais pas ‘Callback’</text:span><text:span text:style-name="T93">) pour qu’ils puissent être passés en paramètre</text:span><text:span text:style-name="T95">s des méthodes de ‘LindaClient’</text:span><text:span text:style-name="T93"> (de ‘eventRegister’ notamment) </text:span><text:span text:style-name="T95">et donc être exploitables aussi par le ‘LindaServer’</text:span><text:span text:style-name="T93">. </text:span><text:span text:style-name="T100">A la manière des ‘AsynchronousCallback’, les ‘RemoteCallback’ « encapsulent » un callback qu’ils réveilleront en même temps qu’ils ont été réveillés. Cependant, côté serveur, comme les ‘AsynchronousCallback’ ne prennent que des types ‘Callback’ en paramètre de leur constructeur, nous avons crée une classe équivalent acceptant les ‘RemoteCallback’ et nommée ‘ServerAsynchronousCallback’.</text:span></text:p>
      <text:p text:style-name="P11">Au final, on aura l’encapsulation suivante (permettant le réveil en cascade des callbacks) au niveau du ‘CentralizedLinda’ du serveur, pour un ‘eventRegister’: </text:p>
      <text:p text:style-name="P11">ServerAsynchronousCallback(RemoteCallback(ClientCallback()))</text:p>
      <text:p text:style-name="P22"><text:span text:style-name="T67">- </text:span><text:span text:style-name="T72">Serveur</text:span></text:p>
      <text:p text:style-name="P29"><text:span text:style-name="T72"><text:tab/>N</text:span><text:span text:style-name="T101">otre implémentation de l’interface ‘LindaServer’ utilise simplement les primitives d’un ‘CentralizedLinda’ local, stocké en tant qu’attribut privé. Les seuls réels ajouts consistent en la possibilité de le démarrer en tant que serveur RMI grâce au ‘main’ et l’encapsulation du ‘remoteCallback’ dans ‘eventRegister’ comme décrit précédemment.</text:span></text:p>
      <text:p text:style-name="P20"><text:span text:style-name="T71">- </text:span><text:span text:style-name="T72">Client</text:span></text:p>
      <text:p text:style-name="P20"><text:span text:style-name="T72"><text:tab/></text:span><text:span text:style-name="T73">‘LindaClient’ se connecte à l’URL qu’on lui donne puis propage les méthodes sur un objet ‘LindaServer’. L’enregistrement via ‘eventRegister’ crée un nouveau thread pour éviter que le client ne soit bloqué.</text:span></text:p>
      <text:h text:style-name="P68" text:outline-level="2"><text:soft-page-break/><text:span text:style-name="T78">3</text:span><text:span text:style-name="T1"><text:tab/></text:span><text:span text:style-name="T54">Applications</text:span></text:h>
      <text:h text:style-name="P71" text:outline-level="5"><text:span text:style-name="T80">3.1</text:span><text:span text:style-name="T1"><text:tab/></text:span><text:span text:style-name="T56">Crible d’Eratosthène</text:span></text:h>
      <text:p text:style-name="P21"><text:span text:style-name="T67">- </text:span><text:span text:style-name="T74">Version séquentielle</text:span></text:p>
      <text:p text:style-name="P24"><text:span text:style-name="T74"><text:tab/></text:span><text:span text:style-name="T76">Nous avons implémenté la méthode du crible d’Eratosthène en utilisant Linda de la manière suivante :</text:span><text:span text:style-name="T77"> nous écrivons tous les entiers inférieurs à ‘n’ sous forme de ‘Tuple(valeur)’ dans Linda, puis, pour ‘i’ de 2 jusqu’à ‘n’, si ‘Tuple(i)’ est présent dans Linda, alors, nous supprimons ses multiples de</text:span><text:span text:style-name="T108"> </text:span><text:span text:style-name="T77">Linda. </text:span><text:span text:style-name="T108">Ne resterons dans l’espace partagé que les tuples non-supprimés, c’est à dire, les nombres premiers recherchés.</text:span></text:p>
      <text:p text:style-name="P23"><text:span text:style-name="T69">- </text:span><text:span text:style-name="T74">Version</text:span><text:span text:style-name="T75">s</text:span><text:span text:style-name="T69"> </text:span><text:span text:style-name="T75">parallèles</text:span></text:p>
      <text:p text:style-name="P42"><text:span text:style-name="T3"><text:tab/></text:span><text:span text:style-name="T4">Trois versions parallélisées de l’algorithme sont disponibles dans l’archive.</text:span></text:p>
      <text:p text:style-name="P42"><text:span text:style-name="T4">La version ‘write’ propose une parallélisation de l’écriture initiale des ‘Tuple(valeur)’ dans Linda. </text:span><text:span text:style-name="T6">Un nombre fixe de threads ‘Writer’ (défini au lancement) se partageront, dans la mesure du possible, des partitions égales d’écriture des naturels de 2 à ‘n’. </text:span><text:span text:style-name="T7">Le thread principal attendra leur terminaison grâce à plusieurs ‘.join()’ </text:span><text:span text:style-name="T9">sur un tableau stockant ses threads fils </text:span><text:span text:style-name="T8">et passera à la suite du traitement</text:span><text:span text:style-name="T7">.</text:span></text:p>
      <text:p text:style-name="P42"><text:span text:style-name="T5">La version ‘</text:span><text:span text:style-name="T6">take’ </text:span><text:span text:style-name="T8">crée de manière similaire des threads ‘Taker’ qui se partageront </text:span><text:span text:style-name="T10">équitablement </text:span><text:span text:style-name="T8">la suppression des multiples </text:span><text:span text:style-name="T10">d’une valeur </text:span><text:span text:style-name="T8">dans Linda.</text:span></text:p>
      <text:p text:style-name="P47"><text:span text:style-name="T8">L</text:span><text:span text:style-name="T2">a version ‘takewrite’ est une simple combinaison des deux versions précédentes : le remplissage de Linda et la suppression des multiples sont parallélisées.</text:span></text:p>
      <text:p text:style-name="P21"><text:span text:style-name="T69">- </text:span><text:span text:style-name="T75">Performances</text:span></text:p>
      <text:p text:style-name="P40"><text:span text:style-name="T75">T</text:span><text:span text:style-name="T1">emps d’ex</text:span><text:span text:style-name="T125">é</text:span><text:span text:style-name="T1">cution pour la recherche de nombre</text:span><text:span text:style-name="T125">s</text:span><text:span text:style-name="T1"> premier</text:span><text:span text:style-name="T125">s</text:span><text:span text:style-name="T1"> &lt; 400 </text:span><text:span text:style-name="T109">et 4 thread</text:span><text:span text:style-name="T125">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196474103584">
          <table:table-cell table:style-name="Table2.A1" office:value-type="string">
            <text:p text:style-name="P60"/>
          </table:table-cell>
          <table:table-cell table:style-name="Table2.A1" office:value-type="string">
            <text:p text:style-name="P61">Non parallèle </text:p>
          </table:table-cell>
          <table:table-cell table:style-name="Table2.A1" office:value-type="string">
            <text:p text:style-name="P61">Writer<text:span text:style-name="T133">s</text:span> <text:s/>parallèle<text:span text:style-name="T136">s</text:span></text:p>
          </table:table-cell>
          <table:table-cell table:style-name="Table2.A1" office:value-type="string">
            <text:p text:style-name="P61">Take<text:span text:style-name="T133">rs</text:span> <text:s/>parallèle<text:span text:style-name="T136">s</text:span></text:p>
          </table:table-cell>
          <table:table-cell table:style-name="Table2.A1" office:value-type="string">
            <text:p text:style-name="P61">Takewrite <text:s/>parallèle</text:p>
          </table:table-cell>
        </table:table-row>
        <table:table-row table:style-name="TableLine94196474137392">
          <table:table-cell table:style-name="Table2.A1" office:value-type="string">
            <text:p text:style-name="P61">Temps d’exécution</text:p>
          </table:table-cell>
          <table:table-cell table:style-name="Table2.A1" office:value-type="string">
            <text:p text:style-name="P66"><text:span text:style-name="T110">38-49</text:span><text:span text:style-name="T109"> ms</text:span></text:p>
          </table:table-cell>
          <table:table-cell table:style-name="Table2.A1" office:value-type="string">
            <text:p text:style-name="P66"><text:span text:style-name="T111">45-68</text:span><text:span text:style-name="T109"> ms</text:span></text:p>
          </table:table-cell>
          <table:table-cell table:style-name="Table2.A1" office:value-type="string">
            <text:p text:style-name="P66"><text:span text:style-name="T112">8</text:span><text:span text:style-name="T113">2</text:span><text:span text:style-name="T112">-20</text:span><text:span text:style-name="T113">8</text:span><text:span text:style-name="T114"> ms</text:span></text:p>
          </table:table-cell>
          <table:table-cell table:style-name="Table2.A1" office:value-type="string">
            <text:p text:style-name="P66"><text:span text:style-name="T115">133-187</text:span><text:span text:style-name="T116"> ms</text:span></text:p>
          </table:table-cell>
        </table:table-row>
      </table:table>
      <text:h text:style-name="P73" text:outline-level="5"/>
      <text:p text:style-name="P41"><text:span text:style-name="T75">T</text:span><text:span text:style-name="T1">emps d’ex</text:span><text:span text:style-name="T125">é</text:span><text:span text:style-name="T1">cution pour la recherche de nombre</text:span><text:span text:style-name="T125">s </text:span><text:span text:style-name="T1">premier</text:span><text:span text:style-name="T125">s </text:span><text:span text:style-name="T1">&lt; 4</text:span><text:span text:style-name="T117">0</text:span><text:span text:style-name="T1">00 </text:span><text:span text:style-name="T109">et 4 thread</text:span><text:span text:style-name="T125">s</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196474121872">
          <table:table-cell table:style-name="Table3.A1" office:value-type="string">
            <text:p text:style-name="P60"/>
          </table:table-cell>
          <table:table-cell table:style-name="Table3.A1" office:value-type="string">
            <text:p text:style-name="P61">Non parallèle </text:p>
          </table:table-cell>
          <table:table-cell table:style-name="Table3.A1" office:value-type="string">
            <text:p text:style-name="P61">Writer<text:span text:style-name="T133">s</text:span> <text:s/>parallèle<text:span text:style-name="T136">s</text:span></text:p>
          </table:table-cell>
          <table:table-cell table:style-name="Table3.A1" office:value-type="string">
            <text:p text:style-name="P61">Take<text:span text:style-name="T133">rs</text:span> <text:s/>parallèle<text:span text:style-name="T136">s</text:span></text:p>
          </table:table-cell>
          <table:table-cell table:style-name="Table3.A1" office:value-type="string">
            <text:p text:style-name="P61">Takewrite <text:s/>parallèle</text:p>
          </table:table-cell>
        </table:table-row>
        <table:table-row table:style-name="TableLine94196474152608">
          <table:table-cell table:style-name="Table3.A1" office:value-type="string">
            <text:p text:style-name="P61">Temps d’exécution</text:p>
          </table:table-cell>
          <table:table-cell table:style-name="Table3.A1" office:value-type="string">
            <text:p text:style-name="P66"><text:span text:style-name="T118">373</text:span><text:span text:style-name="T119">-696</text:span><text:span text:style-name="T109"> ms</text:span></text:p>
          </table:table-cell>
          <table:table-cell table:style-name="Table3.A1" office:value-type="string">
            <text:p text:style-name="P66"><text:span text:style-name="T120">299-889</text:span><text:span text:style-name="T109"> ms</text:span></text:p>
          </table:table-cell>
          <table:table-cell table:style-name="Table3.A1" office:value-type="string">
            <text:p text:style-name="P66"><text:span text:style-name="T121">730-1100</text:span><text:span text:style-name="T114"> ms</text:span></text:p>
          </table:table-cell>
          <table:table-cell table:style-name="Table3.A1" office:value-type="string">
            <text:p text:style-name="P66"><text:span text:style-name="T115">583</text:span><text:span text:style-name="T122">-1063</text:span><text:span text:style-name="T116"> ms</text:span></text:p>
          </table:table-cell>
        </table:table-row>
      </table:table>
      <text:h text:style-name="P73" text:outline-level="5"/>
      <text:h text:style-name="P71" text:outline-level="5"><text:span text:style-name="T80">3.2</text:span><text:span text:style-name="T1"><text:tab/></text:span><text:span text:style-name="T56">Recherche de mot dans un fichier </text:span><text:span text:style-name="T57">(version parallèle)</text:span></text:h>
      <text:p text:style-name="P43"><text:span text:style-name="T11">- </text:span><text:span text:style-name="T13">Main</text:span></text:p>
      <text:p text:style-name="P43"><text:span text:style-name="T12"><text:tab/></text:span><text:span text:style-name="T13">Pour l’approche parallèle de cette application </text:span><text:span text:style-name="T46">nous avons modifié la classe ‘Main’ pour qu’elle serve de lanceur. Dans un premier temps, le ‘Main’ démarre un nombre fixe de ‘Searcher’ (décrits plus bas) donné en entrée par l’utilisateur. Ensuite, le script lit un fichier contenant une requête par ligne (‘&lt;mot&gt; &lt;fichier&gt;’) et instancie 1 thread ‘Manager’ (décrits plus bas) pour chacune de ces requêtes. Tous les threads instanciés sont alors connectés au même serveur Linda, les ‘Searcher’ s’abonnant en ‘TAKE’ aux tuples ‘Request’, et les ‘Manager’ postant leur requête respective.</text:span></text:p>
      <text:p text:style-name="P74"/>
      <text:p text:style-name="P45"><text:soft-page-break/><text:span text:style-name="T22">- </text:span><text:span text:style-name="T13">Manager</text:span></text:p>
      <text:p text:style-name="P45"><text:span text:style-name="T13"><text:tab/></text:span><text:span text:style-name="T14">Les ‘Manager’ sont des threads qui déposent chacun une requête dans Linda et attendent le résultat. L’utilisateur peut instancier un thread ‘Manager’ en exécutant le ‘main’ de sa classe et en fournissant le mot, le fichier de recherche et l’URL du serveur Linda. Dans cette version, les ‘Manager’ chargent les données sous la forme de ‘Tuple(Code.Value, &lt;mot&gt;, </text:span><text:span text:style-name="T40">&lt;reqUUID&gt;</text:span><text:span text:style-name="T14">)’ pour que les mots soient associés à la requête déposée et pour que les ‘Searcher’ ne consomment que les mots concernés par celle-ci. </text:span><text:span text:style-name="T29">Nous avons aussi ajouté la taille en octets du fichier de recherche au</text:span><text:span text:style-name="T41">x</text:span><text:span text:style-name="T29"> </text:span><text:span text:style-name="T41">tuples </text:span><text:span text:style-name="T29">formant les requêtes pour </text:span><text:span text:style-name="T41">que les ‘Searcher’ puissent créer leurs fils de manière proportionnelle, comme expliqué ci-</text:span><text:span text:style-name="T42">dessous</text:span><text:span text:style-name="T41">.</text:span></text:p>
      <text:p text:style-name="P75">- Searcher</text:p>
      <text:p text:style-name="P45"><text:span text:style-name="T13"><text:tab/></text:span><text:span text:style-name="T27">Les ‘Searcher’ sont des threads </text:span><text:span text:style-name="T43">insta</text:span><text:span text:style-name="T44">n</text:span><text:span text:style-name="T43">ciables dynamiquement par l’utilisateur </text:span><text:span text:style-name="T45">et</text:span><text:span text:style-name="T27"> s’occupe</text:span><text:span text:style-name="T28">nt</text:span><text:span text:style-name="T27"> d’effectuer la recherche dans Linda. Un ‘Searcher’ peut instancier lui même des ‘Searcher’ fils s</text:span><text:span text:style-name="T29">eulement si son attribut ‘isStarter’ est positionné à ‘true’. Les ‘Searcher’ starter sont donc des threads qui s’abonnent en ‘TAKE’ </text:span><text:span text:style-name="T30">(1 starter </text:span><text:span text:style-name="T31">traite</text:span><text:span text:style-name="T30"> 1 requête) </text:span><text:span text:style-name="T29">aux requêtes et </text:span><text:span text:style-name="T32">gén</text:span><text:span text:style-name="T33">è</text:span><text:span text:style-name="T32">re</text:span><text:span text:style-name="T33">nt</text:span><text:span text:style-name="T32"> 1 ‘Searcher’ fils (‘isStarter = false’) par tranche de 1 000 000 octets du poids du fichier de recherche (récupéré dans le tuple requête). </text:span><text:span text:style-name="T34">Le</text:span><text:span text:style-name="T35">s</text:span><text:span text:style-name="T34"> père</text:span><text:span text:style-name="T35">s</text:span><text:span text:style-name="T34"> participe</text:span><text:span text:style-name="T36">nt</text:span><text:span text:style-name="T34"> à la recherche puis attend</text:span><text:span text:style-name="T37">ent</text:span><text:span text:style-name="T34"> la terminaison de </text:span><text:span text:style-name="T38">leurs</text:span><text:span text:style-name="T34"> fils. Les fils générés n’effectuent donc que la recherche dans Linda (consommation des mots et envois de résultats) puis meurent. </text:span><text:span text:style-name="T35">Une fois l’attente terminée, le ‘Searcher’ starter r</text:span><text:span text:style-name="T39">end</text:span><text:span text:style-name="T35"> le tuple requête </text:span><text:span text:style-name="T39">dans Linda puis dépose le tuple signalant la fin de la recherche, débloquant ainsi le ‘Manager’ en attente de finition.</text:span></text:p>
      <text:p text:style-name="P78"><text:span text:style-name="T39"><text:tab/></text:span><text:bookmark text:name="p4"/><text:span text:style-name="T47">Pour la version avec les interruptions, les pères vont s’abonner en ’</text:span><text:bookmark text:name="10"/><text:span text:style-name="T47">TAKE’ à un </text:span><text:bookmark text:name="12"/><text:span text:style-name="T47">Tuple </text:span><text:bookmark text:name="p2"/><text:span text:style-name="T47">(Code.</text:span><text:bookmark text:name="p3"/><text:bookmark text:name="9"/><text:span text:style-name="T47">Interupt).</text:span><text:bookmark text:name="p5"/><text:span text:style-name="T47"> Quand un père reçoit un tel signal, il va envoyer un </text:span><text:bookmark text:name="15"/><text:span text:style-name="T47">tuple </text:span><text:bookmark text:name="p0"/><text:span text:style-name="T47">(Code.</text:span><text:bookmark text:name="p1"/><text:bookmark text:name="8"/><text:span text:style-name="T47">Interupt, UUID) pour que tous ses fils s’arrête puis il va s’interrompre aussi.</text:span><text:bookmark text:name="p24"/><text:span text:style-name="T47"> Cependant, cette version a besoin d’améliorations.</text:span><text:bookmark text:name="p7"/><text:span text:style-name="T47"> En effet, un des problèmes et qu’avec un signal d’interruption, le </text:span><text:bookmark text:name="21"/><text:span text:style-name="T47">searcher interrompt bien sa recherche et n’en fera pas d’autres, mais le processus ne meurt pas pour autant.</text:span></text:p>
      <text:p text:style-name="P43"><text:span text:style-name="T50">- </text:span><text:span text:style-name="T51">P</text:span><text:span text:style-name="T50">erformances</text:span></text:p>
      <text:p text:style-name="P13">Recherche du mot ‘agneau’ dans le dictionnaire français</text:p>
      <table:table table:name="Table4" table:style-name="Table4">
        <table:table-column table:style-name="Table4.A" table:number-columns-repeated="3"/>
        <table:table-row table:style-name="TableLine94196474108464">
          <table:table-cell table:style-name="Table4.A1" office:value-type="string">
            <text:p text:style-name="P59"/>
          </table:table-cell>
          <table:table-cell table:style-name="Table4.A1" office:value-type="string">
            <text:p text:style-name="P63">Version basic</text:p>
          </table:table-cell>
          <table:table-cell table:style-name="Table4.A1" office:value-type="string">
            <text:p text:style-name="P63">Version parallèle <text:span text:style-name="T134">(4 searcher)</text:span></text:p>
          </table:table-cell>
        </table:table-row>
        <table:table-row table:style-name="TableLine94196474118304">
          <table:table-cell table:style-name="Table4.A1" office:value-type="string">
            <text:p text:style-name="P62">Temps d’exécution</text:p>
          </table:table-cell>
          <table:table-cell table:style-name="Table4.A1" office:value-type="string">
            <text:p text:style-name="P64">619-918 ms</text:p>
          </table:table-cell>
          <table:table-cell table:style-name="Table4.A1" office:value-type="string">
            <text:p text:style-name="P65">2368-4087 ms</text:p>
          </table:table-cell>
        </table:table-row>
      </table:table>
      <text:p text:style-name="P12"/>
      <text:p text:style-name="P15">On remarque une baisse des performances sûrement due à un surplus non-nécessaire de créations de threads pour un problème trop petit. Cette baisse peut aussi s’expliquer par l’utilisation d’un serveur Linda dans la version parallèle plutôt que d’un Linda local. </text:p>
      <text:p text:style-name="P15"/>
      <text:p text:style-name="P15"/>
      <text:p text:style-name="P15"/>
      <text:p text:style-name="P15"/>
      <text:p text:style-name="P15"/>
      <text:p text:style-name="P15"/>
      <text:p text:style-name="P15"><text:soft-page-break/></text:p>
      <text:p text:style-name="P15"/>
      <text:h text:style-name="P69" text:outline-level="2"><text:span text:style-name="T78">4</text:span><text:span text:style-name="T1"><text:tab/></text:span><text:span text:style-name="T54">Analyse</text:span></text:h>
      <text:h text:style-name="P72" text:outline-level="5"><text:span text:style-name="T1">4.</text:span><text:span text:style-name="T69">1</text:span><text:span text:style-name="T1"><text:tab/></text:span><text:span text:style-name="T56">Difficultés</text:span></text:h>
      <text:p text:style-name="P44"><text:span text:style-name="T11">- </text:span><text:span text:style-name="T15">Problème de synchronisation Take/</text:span><text:span text:style-name="T16">Read</text:span><text:span text:style-name="T15"> si Tuple déjà présent dans ‘CentralizedLinda’</text:span></text:p>
      <text:p text:style-name="P44"><text:span text:style-name="T15"><text:tab/></text:span><text:span text:style-name="T16">Rendre les primitives ‘take’ et ‘read’ bloquantes en ayant un résultat cohérent nous a posé quelques soucis : nous avons mis du temps avant de comprendre que notre erreur venait du fait qu’on ne vérifiait pas </text:span><text:span text:style-name="T17">si le tuple était déjà présent avant d’enregistrer un callback interne. S’il était déjà présent dans Linda, ‘eventRegister’ réveillait le callback interne avant même qu’il se mette en attente : on avait donc un bloquage de la primitive.</text:span></text:p>
      <text:p text:style-name="P32"><text:span text:style-name="T70">- </text:span><text:span text:style-name="T123">Possibilité d’utiliser des ExecutorService</text:span></text:p>
      <text:p text:style-name="P14"><text:tab/>Nous nous sommes rendus compte trop tard que l’utilisation des ‘Executor’ Java auraient pu nous simplifier certains aspects de programmation. La mise en place du timeout de 5 secondes sur les ‘Manager’ aurait pu être implemantée par le biais de tâches ‘Callable’ et de la méthode ‘Future.get(long, TimeUnit)’.</text:p>
      <text:p text:style-name="P44"><text:span text:style-name="T11">- </text:span><text:span text:style-name="T18">Quantité de tests insuffisant</text:span><text:span text:style-name="T19">e</text:span></text:p>
      <text:p text:style-name="P44"><text:span text:style-name="T20"><text:tab/>Malheuresement nous n’avons pas réussi à produire suffisamment de jeux de tests pour pouvoir couvrir toutes les classes d’équivalences, nous nous sommes </text:span><text:span text:style-name="T21">plutôt </text:span><text:span text:style-name="T20">basés sur les résultats obtenus lors du développement des différentes versions des applications.</text:span></text:p>
      <text:p text:style-name="P32"><text:span text:style-name="T67">- </text:span><text:span text:style-name="T70">Take du Manager sur ‘</text:span><text:span text:style-name="T124">done’</text:span><text:span text:style-name="T70"> effectué avant ‘call’ des résultats</text:span></text:p>
      <text:p text:style-name="P44"><text:span text:style-name="T22"><text:tab/></text:span><text:span text:style-name="T23">Dans l’application parallélilsée ‘Search’ persiste un problème concernant la synchronisation ‘Searcher’/’Manager’. Notre implémentation semble trouver des résultats finaux cohérents mais quand le ‘Manager’ récupère le tuple ‘done’, il n’a pas fini de recevoir tous les appels des tuples ‘Result’ sur son callback. Au final, le ‘done’ est correctement écrit (après terminaison des ‘Searcher’ fils) et reçu, mais les appels sur le callback du ‘Manager’ arrivent après, alors qu’il ne les considère plus </text:span><text:span text:style-name="T24">comme nouveaux résultats</text:span><text:span text:style-name="T23">.</text:span></text:p>
      <text:h text:style-name="P72" text:outline-level="5"><text:span text:style-name="T1">4.</text:span><text:span text:style-name="T69">2</text:span><text:span text:style-name="T1"><text:tab/></text:span><text:span text:style-name="T78">C</text:span><text:span text:style-name="T56">onclusion</text:span></text:h>
      <text:p text:style-name="P46"><text:span text:style-name="T11"><text:tab/></text:span><text:span text:style-name="T25">Au final, malgré quelques fonctionnalités manquantes et optimisations possibles nous sommes assez satisfaits de notre production. Nous aurions aimé </text:span><text:span text:style-name="T26">avoir eu le temps d’implémenter la totalité des attendus, de rédiger plus de tests et d’obtenir des meilleures performances car ce projet était plaisant et nous aura permis d’approfondir nos connaissances techniques, notamment en Java.</text:span></text:p>
      <text:p text:style-name="P76"/>
      <text:p text:style-name="P3"/>
      <text:p text:style-name="P3"/>
      <text:p text:style-name="P3"/>
      <text:p text:style-name="P3"/>
      <text:p text:style-name="P3"><text:soft-page-break/></text:p>
      <text:p text:style-name="P3"/>
      <text:p text:style-name="P3"/>
      <text:h text:style-name="P70" text:outline-level="2">ANNEXE 1</text:h>
      <text:p text:style-name="P18">Compilation et exécution</text:p>
      <text:p text:style-name="P18"/>
      <text:p text:style-name="P37"><text:span text:style-name="T55">M</text:span><text:span text:style-name="T1">akefile</text:span></text:p>
      <text:p text:style-name="P33"><text:span text:style-name="T55">L</text:span><text:span text:style-name="T1">e ‘Makefile’ à la racine du projet permet de simplifier plusieurs actions :</text:span></text:p>
      <text:p text:style-name="P4"><text:tab/>- ’make build’ : compilation de tout le projet à l’aide de JavaC</text:p>
      <text:p text:style-name="P4"><text:tab/>- ‘make clean’ : supprime les ‘.class’ générés à la compilation</text:p>
      <text:p text:style-name="P4"><text:tab/>- ‘make server’ : démarrage de Linda en mode serveur RMI</text:p>
      <text:p text:style-name="P30"><text:span text:style-name="T102"><text:tab/>- ‘make tests’ : exécution </text:span><text:span text:style-name="T58">de l’ensemble des tests contenus dans ‘linda/test’</text:span></text:p>
      <text:p text:style-name="P33"><text:span text:style-name="T1"><text:tab/>- ‘make help’ : </text:span><text:span text:style-name="T58">affiche l’ensemble des commandes disponibles</text:span></text:p>
      <text:p text:style-name="P5"/>
      <text:p text:style-name="P31"><text:span text:style-name="T103">A</text:span><text:span text:style-name="T104">pplication ‘</text:span><text:span text:style-name="T105">Crible d’Eratosthène</text:span><text:span text:style-name="T104">’</text:span></text:p>
      <text:p text:style-name="P31"><text:span text:style-name="T58">E</text:span><text:span text:style-name="T106">xemple de démarrage pour </text:span><text:span text:style-name="T66">recherche de nombres premiers inférieurs à 100 partagée entre 4</text:span><text:span text:style-name="T106"> </text:span><text:span text:style-name="T66">threads</text:span><text:span text:style-name="T106"> :</text:span></text:p>
      <text:p text:style-name="P31"><text:span text:style-name="T58"><text:tab/>$java linda/</text:span><text:span text:style-name="T66">primenumber</text:span><text:span text:style-name="T58">/</text:span><text:span text:style-name="T107">&lt;NomVersion&gt;</text:span><text:span text:style-name="T58">/Main.java </text:span><text:span text:style-name="T66">100</text:span><text:span text:style-name="T58"> </text:span><text:span text:style-name="T66">4</text:span></text:p>
      <text:p text:style-name="P6"/>
      <text:p text:style-name="P36"><text:span text:style-name="T58">A</text:span><text:span text:style-name="T1">pplication ‘Recherche d’un mot dans un fichier’</text:span></text:p>
      <text:p text:style-name="P35"><text:span text:style-name="T58">E</text:span><text:span text:style-name="T1">xemple de démarrage pour 5 ‘Searcher’ de base (version ‘parallel’):</text:span></text:p>
      <text:p text:style-name="P34"><text:span text:style-name="T1"><text:tab/>$java linda/</text:span><text:span text:style-name="T66">search/</text:span><text:span text:style-name="T1">parallel/Main.java 5 linda/parallel/tests/requests1.txt</text:span></text:p>
      <text:p text:style-name="P34"><text:span text:style-name="T58">E</text:span><text:span text:style-name="T1">xemple de création d’un ‘Searcher’ (version ‘parallel’) :</text:span></text:p>
      <text:p text:style-name="P34"><text:span text:style-name="T1"><text:tab/></text:span><text:span text:style-name="T65">$java linda/search/parallel/Searcher.java //localhost:4000/LindaServer</text:span></text:p>
      <text:p text:style-name="P7">Exemple de création d’un ‘Manager’ (version ‘parallel’) :</text:p>
      <text:p text:style-name="P81"><text:span text:style-name="T106"><text:tab/></text:span><text:span text:style-name="T60">$java linda/search/parallel/Manager.java ‘agneau’ /usr/share/dict/french //localhost:4000/LindaServer</text:span></text:p>
      <text:p text:style-name="P81"><text:span text:style-name="T60"/></text:p>
      <text:p text:style-name="P82"><text:span text:style-name="T61">A</text:span><text:span text:style-name="T59">pplication ‘Recherche d’un mot dans un fichier’ </text:span><text:span text:style-name="T62">avec interruption</text:span></text:p>
      <text:p text:style-name="P83"><text:span text:style-name="T62">M</text:span><text:span text:style-name="T59">ême instructions que pour la version sans interruption</text:span></text:p>
      <text:p text:style-name="P83"><text:span text:style-name="T59">Exemple de création d’une interruption :</text:span></text:p>
      <text:p text:style-name="P80"><text:span text:style-name="T63"><text:tab/></text:span><text:span text:style-name="T64">$java linda/search/parallelinteruption/Interupt.java //localhost:4000/LindaServ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16:18:20.916104478</meta:creation-date>
    <dc:date>2022-01-16T22:12:11.905335007</dc:date>
    <meta:editing-duration>PT4H55M16S</meta:editing-duration>
    <meta:editing-cycles>77</meta:editing-cycles>
    <meta:generator>LibreOffice/6.4.7.2$Linux_X86_64 LibreOffice_project/40$Build-2</meta:generator>
    <meta:document-statistic meta:table-count="4" meta:image-count="0" meta:object-count="0" meta:page-count="7" meta:paragraph-count="127" meta:word-count="1989" meta:character-count="13652" meta:non-whitespace-character-count="11696"/>
  </office:meta>
</office:document-meta>
</file>